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alibri1" svg:font-family="Calibri"/>
    <style:font-face style:name="Courier New1" svg:font-family="'Courier New'"/>
    <style:font-face style:name="OpenSymbol1" svg:font-family="OpenSymbol"/>
    <style:font-face style:name="Verdana" svg:font-family="Verdana"/>
    <style:font-face style:name="helvetica" svg:font-family="helvetica, arial, sans-serif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4.166cm"/>
    </style:style>
    <style:style style:name="Tabela1.C" style:family="table-column">
      <style:table-column-properties style:column-width="3.664cm"/>
    </style:style>
    <style:style style:name="Tabela1.D" style:family="table-column">
      <style:table-column-properties style:column-width="6.678cm"/>
    </style:style>
    <style:style style:name="Tabela1.A1" style:family="table-cell">
      <style:table-cell-properties style:vertical-align="middle" fo:padding="0.185cm" fo:border="0.002cm solid #000000" style:writing-mode="lr-tb"/>
    </style:style>
    <style:style style:name="Tabela1.6" style:family="table-row">
      <style:table-row-properties style:min-row-height="1.485cm" style:use-optimal-row-height="false"/>
    </style:style>
    <style:style style:name="Tabela1.A7" style:family="table-cell">
      <style:table-cell-properties style:vertical-align="middle" fo:padding="0.185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0.035cm solid #000000">
        <style:background-image/>
      </style:table-cell-properties>
    </style:style>
    <style:style style:name="Tabela2.A2" style:family="table-cell">
      <style:table-cell-properties style:vertical-align="top" fo:padding="0.097cm" fo:border="0.035cm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14.12cm"/>
    </style:style>
    <style:style style:name="Tabela3.A1" style:family="table-cell">
      <style:table-cell-properties style:vertical-align="top" fo:background-color="#e6e6ff" fo:padding="0.097cm" fo:border="0.035cm solid #000000">
        <style:background-image/>
      </style:table-cell-properties>
    </style:style>
    <style:style style:name="Tabela3.A2" style:family="table-cell">
      <style:table-cell-properties style:vertical-align="top" fo:padding="0.097cm" fo:border="0.035cm solid #000000"/>
    </style:style>
    <style:style style:name="Tabela3.5" style:family="table-row">
      <style:table-row-properties style:min-row-height="1.515cm"/>
    </style:style>
    <style:style style:name="Tabela3.A5" style:family="table-cell">
      <style:table-cell-properties style:vertical-align="top" fo:padding="0.097cm" fo:border-left="0.035cm solid #000000" fo:border-right="0.035cm solid #000000" fo:border-top="none" fo:border-bottom="0.035cm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12"/>
    </style:style>
    <style:style style:name="P6" style:family="paragraph" style:parent-style-name="Standard">
      <style:text-properties style:font-name="12" fo:font-size="14pt" fo:font-weight="bold" style:font-size-asian="14pt" style:font-weight-asian="bold"/>
    </style:style>
    <style:style style:name="P7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8" style:family="paragraph" style:parent-style-name="Standard">
      <style:text-properties style:font-name="12"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12"/>
    </style:style>
    <style:style style:name="P10" style:family="paragraph" style:parent-style-name="Standard">
      <style:text-properties style:font-name="12" fo:font-size="12pt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" style:family="paragraph" style:parent-style-name="Standard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background-color="transparen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background-color="#ff33ff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background-color="#66ffff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background-color="#ffffff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size="12pt" fo:background-color="transparent" style:font-size-asian="12pt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7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28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loext:contextual-spacing="false" fo:margin-left="0cm" fo:margin-right="0cm" fo:margin-top="0cm" fo:margin-bottom="0.247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loext:contextual-spacing="false" fo:margin-left="0cm" fo:margin-right="0cm" fo:margin-top="0cm" fo:margin-bottom="0.247cm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4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35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7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loext:contextual-spacing="false" fo:margin-left="0cm" fo:margin-right="0cm" fo:margin-top="0.018cm" fo:margin-bottom="0.018cm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39" style:family="paragraph" style:parent-style-name="Standard">
      <style:paragraph-properties loext:contextual-spacing="false" fo:margin-left="0cm" fo:margin-right="0cm" fo:margin-top="0.018cm" fo:margin-bottom="0.018cm" fo:line-height="100%" fo:text-align="justify" style:justify-single-word="false" fo:text-indent="0cm" style:auto-text-indent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42" style:family="paragraph" style:parent-style-name="Standard">
      <style:paragraph-properties fo:line-height="115%" fo:break-before="auto" fo:break-after="auto" style:writing-mode="lr-tb"/>
      <style:text-properties style:font-name="Arial" fo:font-size="12pt" style:font-size-asian="12pt" style:font-size-complex="12pt"/>
    </style:style>
    <style:style style:name="P43" style:family="paragraph" style:parent-style-name="Standard">
      <style:paragraph-properties fo:line-height="115%" fo:break-before="auto" fo:break-after="auto" style:writing-mode="lr-tb"/>
    </style:style>
    <style:style style:name="P4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5" style:family="paragraph" style:parent-style-name="Standard">
      <style:paragraph-properties fo:line-height="115%" fo:break-before="auto" fo:break-after="auto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46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Times New Roman1" style:font-size-asian="12pt" style:language-asian="pt" style:country-asian="BR" style:font-weight-asian="normal" style:font-name-complex="Arial2" style:font-size-complex="12pt" style:font-weight-complex="normal"/>
    </style:style>
    <style:style style:name="P47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48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normal" style:font-name-asian="Times New Roman1" style:font-size-asian="12pt" style:language-asian="pt" style:country-asian="BR" style:font-weight-asian="normal" style:font-name-complex="Arial2" style:font-size-complex="12pt" style:font-weight-complex="normal"/>
    </style:style>
    <style:style style:name="P49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style:font-name="Arial" fo:font-size="12pt" style:font-size-asian="12pt" style:font-size-complex="12pt"/>
    </style:style>
    <style:style style:name="P50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style:font-name="Arial" fo:font-size="12pt" fo:background-color="#ff33ff" style:font-size-asian="12pt" style:font-size-complex="12pt"/>
    </style:style>
    <style:style style:name="P51" style:family="paragraph" style:parent-style-name="Standard">
      <style:paragraph-properties loext:contextual-spacing="false" fo:margin-top="0.018cm" fo:margin-bottom="0.018cm" fo:line-height="100%" fo:text-align="justify" style:justify-single-word="false" style:writing-mode="lr-tb"/>
      <style:text-properties fo:color="#000000" fo:font-size="12pt" style:font-size-asian="12pt" style:font-size-complex="12pt"/>
    </style:style>
    <style:style style:name="P5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53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54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55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56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#ffff00"/>
    </style:style>
    <style:style style:name="P57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373e4d" style:text-line-through-style="none" style:font-name="helvetica" fo:font-size="9pt" fo:letter-spacing="normal" fo:font-style="normal" style:text-underline-style="none" fo:font-weight="normal" style:text-blinking="false" fo:background-color="transparent"/>
    </style:style>
    <style:style style:name="P58" style:family="paragraph" style:parent-style-name="Text_20_body">
      <style:paragraph-properties loext:contextual-spacing="false" fo:margin-top="0cm" fo:margin-bottom="0cm" fo:line-height="138%" style:writing-mode="lr-tb"/>
    </style:style>
    <style:style style:name="P59" style:family="paragraph" style:parent-style-name="Text_20_body">
      <style:paragraph-properties loext:contextual-spacing="false" fo:margin-top="0cm" fo:margin-bottom="0cm" fo:line-height="138%" fo:padding="0.074cm" fo:border-left="none" fo:border-right="none" fo:border-top="none" fo:border-bottom="0.035cm solid #000000" style:writing-mode="lr-tb" style:join-border="false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60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61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62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1.27cm" style:auto-text-indent="false" fo:break-before="auto" fo:break-after="auto" style:writing-mode="lr-tb"/>
      <style:text-properties style:font-name="Arial"/>
    </style:style>
    <style:style style:name="P63" style:family="paragraph" style:parent-style-name="Text_20_body">
      <style:paragraph-properties loext:contextual-spacing="false" fo:margin-left="0cm" fo:margin-right="0cm" fo:margin-top="0cm" fo:margin-bottom="0cm" fo:line-height="138%" fo:text-indent="1.27cm" style:auto-text-indent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64" style:family="paragraph" style:parent-style-name="Standard">
      <style:paragraph-properties loext:contextual-spacing="false" fo:margin-left="0cm" fo:margin-right="0cm" fo:margin-top="0cm" fo:margin-bottom="0.282cm" fo:line-height="105%" fo:text-align="justify" style:justify-single-word="false" fo:text-indent="1.249cm" style:auto-text-indent="false" fo:break-before="auto" fo:break-after="auto" style:writing-mode="lr-tb"/>
      <style:text-properties style:font-name="Arial" fo:font-size="12pt" style:font-size-asian="12pt" style:font-size-complex="12pt"/>
    </style:style>
    <style:style style:name="P65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66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67" style:family="paragraph" style:parent-style-name="Text_20_body">
      <style:text-properties style:font-name="12"/>
    </style:style>
    <style:style style:name="P68" style:family="paragraph" style:parent-style-name="Text_20_body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69" style:family="paragraph" style:parent-style-name="Table_20_Contents">
      <style:text-properties style:font-name="12"/>
    </style:style>
    <style:style style:name="P70" style:family="paragraph" style:parent-style-name="Table_20_Contents">
      <style:paragraph-properties fo:line-height="100%"/>
      <style:text-properties style:font-name="12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72" style:family="paragraph" style:parent-style-name="Table_20_Contents">
      <style:paragraph-properties fo:line-height="100%" fo:text-align="justify" style:justify-single-word="false"/>
      <style:text-properties style:font-name="12"/>
    </style:style>
    <style:style style:name="P73" style:family="paragraph" style:parent-style-name="Table_20_Contents">
      <style:paragraph-properties fo:text-align="center" style:justify-single-word="false"/>
      <style:text-properties style:font-name="12"/>
    </style:style>
    <style:style style:name="P74" style:family="paragraph" style:parent-style-name="Table_20_Contents">
      <style:paragraph-properties fo:line-height="112%" fo:text-align="center" style:justify-single-word="false"/>
      <style:text-properties style:font-name="12"/>
    </style:style>
    <style:style style:name="P75" style:family="paragraph" style:parent-style-name="Standard">
      <style:paragraph-properties fo:line-height="115%" style:writing-mode="lr-tb"/>
      <style:text-properties style:font-name="Arial"/>
    </style:style>
    <style:style style:name="P76" style:family="paragraph" style:parent-style-name="Standard">
      <style:paragraph-properties fo:line-height="115%" style:writing-mode="lr-tb"/>
      <style:text-properties fo:background-color="#00ffff"/>
    </style:style>
    <style:style style:name="P77" style:family="paragraph" style:parent-style-name="Standard">
      <style:paragraph-properties fo:line-height="115%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78" style:family="paragraph" style:parent-style-name="Text_20_body">
      <style:paragraph-properties fo:text-align="justify" style:justify-single-word="false" style:writing-mode="lr-tb"/>
      <style:text-properties style:font-name="Arial" fo:font-size="12pt" fo:language="pt" fo:country="PT" style:font-size-asian="12pt" style:font-size-complex="12pt"/>
    </style:style>
    <style:style style:name="P79" style:family="paragraph" style:parent-style-name="Standard">
      <style:paragraph-properties loext:contextual-spacing="false" fo:margin-left="1.27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0" style:family="paragraph" style:parent-style-name="Text_20_body">
      <style:paragraph-properties loext:contextual-spacing="false"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81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4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86" style:family="paragraph" style:parent-style-name="Standard">
      <style:paragraph-properties loext:contextual-spacing="false" fo:margin-top="0.353cm" fo:margin-bottom="0cm" fo:line-height="115%" fo:break-before="auto" fo:break-after="auto" style:writing-mode="lr-tb"/>
    </style:style>
    <style:style style:name="P87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style:font-name="Arial" style:font-name-asian="Arial" style:font-name-complex="Arial"/>
    </style:style>
    <style:style style:name="P88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style:font-name="Arial" fo:font-weight="bold" style:font-name-asian="Arial" style:font-weight-asian="bold" style:font-name-complex="Arial" style:font-weight-complex="bold"/>
    </style:style>
    <style:style style:name="P89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fo:color="#9900ff" style:font-name="Arial" style:font-name-asian="Arial" style:font-name-complex="Arial"/>
    </style:style>
    <style:style style:name="P90" style:family="paragraph" style:parent-style-name="Standard">
      <style:paragraph-properties fo:margin-top="0.353cm" fo:margin-bottom="0cm" fo:line-height="115%" style:writing-mode="lr-tb"/>
    </style:style>
    <style:style style:name="P91" style:family="paragraph" style:parent-style-name="Standard">
      <style:paragraph-properties loext:contextual-spacing="false" fo:margin-top="0.018cm" fo:margin-bottom="0cm" fo:line-height="100%" fo:text-align="justify" style:justify-single-word="false" fo:break-before="auto" fo:break-after="auto" style:writing-mode="lr-tb"/>
      <style:text-properties fo:color="#000000"/>
    </style:style>
    <style:style style:name="P92" style:family="paragraph" style:parent-style-name="Standard">
      <style:paragraph-properties loext:contextual-spacing="false" fo:margin-top="0.018cm" fo:margin-bottom="0cm" fo:line-height="100%" fo:text-align="justify" style:justify-single-word="false" style:writing-mode="lr-tb"/>
      <style:text-properties fo:color="#000000" fo:background-color="#ff0066"/>
    </style:style>
    <style:style style:name="P93" style:family="paragraph" style:parent-style-name="Text_20_body">
      <style:paragraph-properties loext:contextual-spacing="false" fo:margin-top="0.018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94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P95" style:family="paragraph" style:parent-style-name="Titulo_20_1">
      <style:text-properties style:font-name="12"/>
    </style:style>
    <style:style style:name="P96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97" style:family="paragraph" style:parent-style-name="Standard">
      <style:paragraph-properties fo:text-align="justify" style:justify-single-word="false"/>
      <style:text-properties style:font-name="Arial" fo:font-size="12pt" fo:background-color="#ffffff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style:font-name="Arial" fo:font-size="12pt" fo:background-color="#ffff00" style:font-size-asian="12pt" style:font-size-complex="12pt"/>
    </style:style>
    <style:style style:name="P99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00" style:family="paragraph" style:parent-style-name="Standard">
      <style:paragraph-properties fo:text-align="justify" style:justify-single-word="false"/>
    </style:style>
    <style:style style:name="P101" style:family="paragraph" style:parent-style-name="Standard" style:list-style-name="L3">
      <style:paragraph-properties fo:text-align="justify" style:justify-single-word="false"/>
    </style:style>
    <style:style style:name="P10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03" style:family="paragraph" style:parent-style-name="Standard" style:list-style-name="L1">
      <style:paragraph-properties loext:contextual-spacing="false" fo:margin-top="0cm" fo:margin-bottom="0cm" fo:line-height="120%" fo:text-align="justify" style:justify-single-word="false" fo:orphans="2" fo:widows="2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4" style:family="paragraph" style:parent-style-name="Standard" style:list-style-name="L2">
      <style:paragraph-properties loext:contextual-spacing="false" fo:margin-top="0cm" fo:margin-bottom="0cm" fo:line-height="120%" fo:text-align="justify" style:justify-single-word="false" fo:orphans="2" fo:widows="2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5" style:family="paragraph" style:parent-style-name="Standard" style:list-style-name="L2">
      <style:paragraph-properties loext:contextual-spacing="false" fo:margin-top="0cm" fo:margin-bottom="0cm" fo:line-height="120%" fo:text-align="justify" style:justify-single-word="false" fo:orphans="2" fo:widows="2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6" style:family="paragraph" style:parent-style-name="Standard" style:list-style-name="">
      <style:paragraph-properties fo:line-height="115%" style:writing-mode="lr-tb"/>
      <style:text-properties style:font-name="Arial"/>
    </style:style>
    <style:style style:name="P107" style:family="paragraph" style:parent-style-name="Standard" style:list-style-name="LS2">
      <style:paragraph-properties loext:contextual-spacing="false"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12"/>
    </style:style>
    <style:style style:name="P109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style:font-name="Arial" fo:background-color="#ffff00" style:font-name-asian="Arial" style:font-name-complex="Arial"/>
    </style:style>
    <style:style style:name="P110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style:font-name="Arial" fo:font-size="12pt" fo:background-color="#ffffff" style:font-size-asian="12pt" style:font-size-complex="12pt"/>
    </style:style>
    <style:style style:name="P111" style:family="paragraph" style:parent-style-name="Heading_20_4">
      <style:text-properties fo:color="#000000" style:font-name="Arial"/>
    </style:style>
    <style:style style:name="P112" style:family="paragraph" style:parent-style-name="Heading_20_8">
      <style:text-properties style:font-name="12"/>
    </style:style>
    <style:style style:name="P113" style:family="paragraph" style:parent-style-name="Heading_20_3">
      <style:paragraph-properties fo:line-height="115%" fo:break-before="auto" fo:break-after="auto" style:writing-mode="lr-tb"/>
      <style:text-properties style:font-name="Arial"/>
    </style:style>
    <style:style style:name="P114" style:family="paragraph" style:parent-style-name="Heading_20_3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5" style:family="paragraph" style:parent-style-name="Heading_20_1">
      <style:paragraph-properties fo:text-align="justify" style:justify-single-word="false"/>
    </style:style>
    <style:style style:name="P116" style:family="paragraph" style:parent-style-name="Heading_20_1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7" style:family="paragraph" style:parent-style-name="Heading_20_1">
      <style:paragraph-properties fo:break-before="auto" fo:break-after="auto"/>
    </style:style>
    <style:style style:name="P118" style:family="paragraph" style:parent-style-name="Heading_20_2">
      <style:text-properties fo:font-size="12pt" style:font-size-asian="12pt" style:font-size-complex="12pt"/>
    </style:style>
    <style:style style:name="P119" style:family="paragraph" style:parent-style-name="Heading_20_2">
      <style:paragraph-properties fo:line-height="115%" fo:break-before="auto" fo:break-after="auto" style:writing-mode="lr-tb"/>
      <style:text-properties style:font-name="Arial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style:language-asian="ja" style:country-asian="JP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line-through-style="none" style:font-name="Arial" fo:font-style="normal" style:text-underline-style="none" fo:font-weight="normal" fo:background-color="transparent" style:font-name-asian="Arial" style:font-style-asian="normal" style:font-weight-asian="normal" style:font-name-complex="Arial" style:font-style-complex="normal" style:font-weight-complex="normal" loext:char-shading-value="0"/>
    </style:style>
    <style:style style:name="T5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6" style:family="text">
      <style:text-properties fo:color="#000000" style:font-name-asian="Times New Roman1" style:language-asian="pt" style:country-asian="BR" style:font-name-complex="Arial2"/>
    </style:style>
    <style:style style:name="T7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normal"/>
    </style:style>
    <style:style style:name="T8" style:family="text">
      <style:text-properties fo:color="#000000" fo:background-color="transparent" style:font-name-asian="Times New Roman1" style:language-asian="pt" style:country-asian="BR" style:font-name-complex="Arial2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Times New Roman1" style:language-asian="pt" style:country-asian="BR" style:font-weight-asian="normal" style:font-name-complex="Arial2" style:font-weight-complex="normal" loext:char-shading-value="0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name-asian="Times New Roman1" style:language-asian="pt" style:country-asian="BR" style:font-weight-asian="bold" style:font-name-complex="Arial2" style:font-weight-complex="bold" loext:char-shading-value="0"/>
    </style:style>
    <style:style style:name="T12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style:font-name="Arial" fo:font-weight="bold" style:font-name-asian="Arial" style:font-weight-asian="bold" style:font-name-complex="Arial" style:font-weight-complex="bold"/>
    </style:style>
    <style:style style:name="T14" style:family="text">
      <style:text-properties style:font-name="Arial" style:font-name-asian="Arial" style:font-name-complex="Ari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style:font-name="Ari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font-size-asian="10.5pt" style:font-size-complex="10.5pt"/>
    </style:style>
    <style:style style:name="T20" style:family="text">
      <style:text-properties fo:color="#373e4d" style:font-name="helvetica" fo:font-size="9pt" fo:letter-spacing="normal"/>
    </style:style>
    <style:style style:name="T21" style:family="text">
      <style:text-properties fo:background-color="#ff33ff"/>
    </style:style>
    <style:style style:name="T22" style:family="text">
      <style:text-properties fo:background-color="#66ffff"/>
    </style:style>
    <style:style style:name="T23" style:family="text">
      <style:text-properties fo:background-color="#ffffff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02cm solid #000000" style:writing-mode="lr-tb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text:s/>Documento de Requisitos</text:p>
      <text:p text:style-name="P2">Sistema para acompanhamento de atividades acadêmicas, pesquisa e monitori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94"><text:soft-page-break/></text:p>
      <text:p text:style-name="P94">Ficha Técnica</text:p>
      <text:p text:style-name="P9"/>
      <text:p text:style-name="P5"/>
      <text:p text:style-name="P10">Equipe responsável pela elaboração</text:p>
      <text:p text:style-name="P10"/>
      <text:p text:style-name="P10">Douglas Albuquerque Santana</text:p>
      <text:p text:style-name="P10">Edmilson Manoel Guilherme de Santana</text:p>
      <text:p text:style-name="P10">Laura Regina Morais de Oliveira</text:p>
      <text:p text:style-name="P5"/>
      <text:p text:style-name="P5"/>
      <text:p text:style-name="P8">Público Alvo</text:p>
      <text:p text:style-name="P10"/>
      <text:p text:style-name="P65"/>
      <text:p text:style-name="P66"/>
      <text:p text:style-name="P66"/>
      <text:p text:style-name="P108"/>
      <text:p text:style-name="P66"/>
      <text:p text:style-name="P8"/>
      <text:p text:style-name="P5"/>
      <text:p text:style-name="P5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71">Data</text:p>
          </table:table-cell>
          <table:table-cell table:style-name="Tabela1.A1" office:value-type="string">
            <text:p text:style-name="P71">Versão</text:p>
          </table:table-cell>
          <table:table-cell table:style-name="Tabela1.A1" office:value-type="string">
            <text:p text:style-name="P71">Autor</text:p>
          </table:table-cell>
          <table:table-cell table:style-name="Tabela1.A1" office:value-type="string">
            <text:p text:style-name="P70"><text:s text:c="10"/>Descrição</text:p>
          </table:table-cell>
        </table:table-row>
        <table:table-row>
          <table:table-cell table:style-name="Tabela1.A1" office:value-type="string">
            <text:p text:style-name="P74">12/09</text:p>
          </table:table-cell>
          <table:table-cell table:style-name="Tabela1.A1" office:value-type="string">
            <text:p text:style-name="P70"><text:s text:c="11"/>1.0.0</text:p>
          </table:table-cell>
          <table:table-cell table:style-name="Tabela1.A1" office:value-type="string">
            <text:p text:style-name="P71">Laura</text:p>
          </table:table-cell>
          <table:table-cell table:style-name="Tabela1.A1" office:value-type="string">
            <text:p text:style-name="P70">Descrição dos requisitos não funcionais</text:p>
          </table:table-cell>
        </table:table-row>
        <table:table-row>
          <table:table-cell table:style-name="Tabela1.A1" office:value-type="string">
            <text:p text:style-name="P73"/>
          </table:table-cell>
          <table:table-cell table:style-name="Tabela1.A1" office:value-type="string">
            <text:p text:style-name="P72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0"/>
          </table:table-cell>
        </table:table-row>
        <table:table-row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0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0"/>
          </table:table-cell>
        </table:table-row>
        <table:table-row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2"/>
          </table:table-cell>
          <table:table-cell table:style-name="Tabela1.A1" office:value-type="string">
            <text:p text:style-name="P71"/>
          </table:table-cell>
          <table:table-cell table:style-name="Tabela1.A1" office:value-type="string">
            <text:p text:style-name="P70"/>
          </table:table-cell>
        </table:table-row>
        <table:table-row table:style-name="Tabela1.6"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69"/>
          </table:table-cell>
          <table:table-cell table:style-name="Tabela1.A1" office:value-type="string">
            <text:p text:style-name="P69"/>
          </table:table-cell>
          <table:table-cell table:style-name="Tabela1.A1" office:value-type="string">
            <text:p text:style-name="P5"/>
          </table:table-cell>
        </table:table-row>
        <table:table-row table:style-name="Tabela1.6">
          <table:table-cell table:style-name="Tabela1.A7" office:value-type="string">
            <text:p text:style-name="P5"/>
          </table:table-cell>
          <table:table-cell table:style-name="Tabela1.A7" office:value-type="string">
            <text:p text:style-name="P69"/>
          </table:table-cell>
          <table:table-cell table:style-name="Tabela1.A7" office:value-type="string">
            <text:p text:style-name="P69"/>
          </table:table-cell>
          <table:table-cell table:style-name="Tabela1.A7" office:value-type="string">
            <text:p text:style-name="P5"/>
          </table:table-cell>
        </table:table-row>
        <table:table-row table:style-name="Tabela1.6">
          <table:table-cell table:style-name="Tabela1.A7" office:value-type="string">
            <text:p text:style-name="P5"/>
          </table:table-cell>
          <table:table-cell table:style-name="Tabela1.A7" office:value-type="string">
            <text:p text:style-name="P69"/>
          </table:table-cell>
          <table:table-cell table:style-name="Tabela1.A7" office:value-type="string">
            <text:p text:style-name="P69"/>
          </table:table-cell>
          <table:table-cell table:style-name="Tabela1.A7" office:value-type="string">
            <text:p text:style-name="P5"/>
          </table:table-cell>
        </table:table-row>
      </table:table>
      <text:p text:style-name="P67"><text:line-break/>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<text:soft-page-break/>Índice</text:h>
          </text:index-title>
          <text:p text:style-name="P82"><text:a xlink:type="simple" xlink:href="#__RefHeading__22811_2090828828" text:style-name="Index_20_Link" text:visited-style-name="Index_20_Link">1. Introdução<text:tab/>5</text:a></text:p>
          <text:p text:style-name="P81"><text:a xlink:type="simple" xlink:href="#__RefHeading__4948_623846178" text:style-name="Index_20_Link" text:visited-style-name="Index_20_Link">1.1 Propósito do documento de requisitos<text:tab/>5</text:a></text:p>
          <text:p text:style-name="P81"><text:a xlink:type="simple" xlink:href="#__RefHeading__4954_623846178" text:style-name="Index_20_Link" text:visited-style-name="Index_20_Link">1.2 Escopo do Produto<text:tab/>6</text:a></text:p>
          <text:p text:style-name="P81"><text:a xlink:type="simple" xlink:href="#__RefHeading__4956_623846178" text:style-name="Index_20_Link" text:visited-style-name="Index_20_Link">1.3 Definições, convenções e acrônimos<text:tab/>6</text:a></text:p>
          <text:p text:style-name="P83"><text:a xlink:type="simple" xlink:href="#__RefHeading__6299_1002958425" text:style-name="Index_20_Link" text:visited-style-name="Index_20_Link">1.3.1 Convenções<text:tab/>6</text:a></text:p>
          <text:p text:style-name="P84"><text:a xlink:type="simple" xlink:href="#__RefHeading__6301_1002958425" text:style-name="Index_20_Link" text:visited-style-name="Index_20_Link">1.3.1.1 Identificação dos Requisitos<text:tab/>6</text:a></text:p>
          <text:p text:style-name="P84"><text:a xlink:type="simple" xlink:href="#__RefHeading__5306_623846178" text:style-name="Index_20_Link" text:visited-style-name="Index_20_Link">1.3.1.2 Prioridade dos requisitos<text:tab/>7</text:a></text:p>
          <text:p text:style-name="P83"><text:a xlink:type="simple" xlink:href="#__RefHeading__4960_623846178" text:style-name="Index_20_Link" text:visited-style-name="Index_20_Link">1.3.2 Definições<text:tab/>7</text:a></text:p>
          <text:p text:style-name="P81"><text:a xlink:type="simple" xlink:href="#__RefHeading__4962_623846178" text:style-name="Index_20_Link" text:visited-style-name="Index_20_Link">1.4 Referências<text:tab/>8</text:a></text:p>
          <text:p text:style-name="P81"><text:a xlink:type="simple" xlink:href="#__RefHeading__4966_623846178" text:style-name="Index_20_Link" text:visited-style-name="Index_20_Link">1.5 Visão Geral do Restante do Documento<text:tab/>8</text:a></text:p>
          <text:p text:style-name="P82"><text:a xlink:type="simple" xlink:href="#__RefHeading__4968_623846178" text:style-name="Index_20_Link" text:visited-style-name="Index_20_Link">2. Descrição geral do sistema<text:tab/>9</text:a></text:p>
          <text:p text:style-name="P81"><text:a xlink:type="simple" xlink:href="#__RefHeading__4946_623846178" text:style-name="Index_20_Link" text:visited-style-name="Index_20_Link">2.1 Funções do produto<text:tab/>10</text:a></text:p>
          <text:p text:style-name="P81"><text:a xlink:type="simple" xlink:href="#__RefHeading__5310_623846178" text:style-name="Index_20_Link" text:visited-style-name="Index_20_Link">2.2 Descrições dos usuários<text:tab/>10</text:a></text:p>
          <text:p text:style-name="P81"><text:a xlink:type="simple" xlink:href="#__RefHeading__5314_623846178" text:style-name="Index_20_Link" text:visited-style-name="Index_20_Link">2.3 Restrições gerais<text:tab/>10</text:a></text:p>
          <text:p text:style-name="P81"><text:a xlink:type="simple" xlink:href="#__RefHeading__5316_623846178" text:style-name="Index_20_Link" text:visited-style-name="Index_20_Link">2.4 Suposições de dependências<text:tab/>10</text:a></text:p>
          <text:p text:style-name="P82"><text:a xlink:type="simple" xlink:href="#__RefHeading__5078_623846178" text:style-name="Index_20_Link" text:visited-style-name="Index_20_Link">3. Requisitos Funcionais<text:tab/>10</text:a></text:p>
          <text:p text:style-name="P82"><text:a xlink:type="simple" xlink:href="#__RefHeading__5366_623846178" text:style-name="Index_20_Link" text:visited-style-name="Index_20_Link">4. Requisitos Não funcionais<text:tab/>10</text:a></text:p>
          <text:p text:style-name="P82"><text:a xlink:type="simple" xlink:href="#__RefHeading__6290_1002958425" text:style-name="Index_20_Link" text:visited-style-name="Index_20_Link">5. Descrições de Casos de Uso<text:tab/>10</text:a></text:p>
          <text:p text:style-name="P81"><text:a xlink:type="simple" xlink:href="#__RefHeading__5416_623846178" text:style-name="Index_20_Link" text:visited-style-name="Index_20_Link">UC001: Cadastrar cliente<text:tab/>10</text:a></text:p>
          <text:p text:style-name="P81"><text:a xlink:type="simple" xlink:href="#__RefHeading__5418_623846178" text:style-name="Index_20_Link" text:visited-style-name="Index_20_Link">UC002: Selecionar menu do cliente<text:tab/>12</text:a></text:p>
          <text:p text:style-name="P81"><text:a xlink:type="simple" xlink:href="#__RefHeading__5420_623846178" text:style-name="Index_20_Link" text:visited-style-name="Index_20_Link">UC020: Ver dados do cliente<text:tab/>13</text:a></text:p>
          <text:p text:style-name="P81"><text:a xlink:type="simple" xlink:href="#__RefHeading__5424_623846178" text:style-name="Index_20_Link" text:visited-style-name="Index_20_Link">UC04: Remover cadastro do cliente<text:tab/>14</text:a></text:p>
          <text:p text:style-name="P81"><text:a xlink:type="simple" xlink:href="#__RefHeading__5426_623846178" text:style-name="Index_20_Link" text:visited-style-name="Index_20_Link">UC005: Listar pedido do cliente<text:tab/>15</text:a></text:p>
          <text:p text:style-name="P81"><text:a xlink:type="simple" xlink:href="#__RefHeading__5428_623846178" text:style-name="Index_20_Link" text:visited-style-name="Index_20_Link">UC006: Pesquisar Cliente<text:tab/>15</text:a></text:p>
          <text:p text:style-name="P81"><text:a xlink:type="simple" xlink:href="#__RefHeading__10872_393196612" text:style-name="Index_20_Link" text:visited-style-name="Index_20_Link">UC007: Pesquisar Produto<text:tab/>17</text:a></text:p>
          <text:p text:style-name="P81"><text:a xlink:type="simple" xlink:href="#__RefHeading__10218_393196612" text:style-name="Index_20_Link" text:visited-style-name="Index_20_Link">UC008: Selecionar Menu do Produto<text:tab/>18</text:a></text:p>
          <text:p text:style-name="P81"><text:a xlink:type="simple" xlink:href="#__RefHeading__5434_623846178" text:style-name="Index_20_Link" text:visited-style-name="Index_20_Link">UC009: Ver Dados do Produto<text:tab/>19</text:a></text:p>
          <text:p text:style-name="P81"><text:a xlink:type="simple" xlink:href="#__RefHeading__5886_1318164706" text:style-name="Index_20_Link" text:visited-style-name="Index_20_Link">UC021: Remover Produto<text:tab/>20</text:a></text:p>
          <text:p text:style-name="P81"><text:a xlink:type="simple" xlink:href="#__RefHeading__5436_623846178" text:style-name="Index_20_Link" text:visited-style-name="Index_20_Link">UC010: Cadastrar Produto<text:tab/>21</text:a></text:p>
          <text:p text:style-name="P81"><text:a xlink:type="simple" xlink:href="#__RefHeading__10220_393196612" text:style-name="Index_20_Link" text:visited-style-name="Index_20_Link">UC011: Registrar Pedido<text:tab/>24</text:a></text:p>
          <text:p text:style-name="P81"><text:a xlink:type="simple" xlink:href="#__RefHeading__5440_623846178" text:style-name="Index_20_Link" text:visited-style-name="Index_20_Link">UC012: Selecionar Menu de Pedidos<text:tab/>25</text:a></text:p>
          <text:p text:style-name="P81"><text:a xlink:type="simple" xlink:href="#__RefHeading__5442_623846178" text:style-name="Index_20_Link" text:visited-style-name="Index_20_Link">UC013: Ver Dados do Pedido<text:tab/>26</text:a></text:p>
          <text:p text:style-name="P81"><text:a xlink:type="simple" xlink:href="#__RefHeading__5444_623846178" text:style-name="Index_20_Link" text:visited-style-name="Index_20_Link">UC014: Remover Registro do Pedido<text:tab/>27</text:a></text:p>
          <text:p text:style-name="P81"><text:soft-page-break/><text:a xlink:type="simple" xlink:href="#__RefHeading__5446_623846178" text:style-name="Index_20_Link" text:visited-style-name="Index_20_Link">UC015: Exibir relatório de vendas<text:tab/>28</text:a></text:p>
          <text:p text:style-name="P81"><text:a xlink:type="simple" xlink:href="#__RefHeading__5452_623846178" text:style-name="Index_20_Link" text:visited-style-name="Index_20_Link">UC018: Apagar dados do sistema<text:tab/>30</text:a></text:p>
          <text:p text:style-name="P81"><text:a xlink:type="simple" xlink:href="#__RefHeading__5454_623846178" text:style-name="Index_20_Link" text:visited-style-name="Index_20_Link">UC019: Ler manual do sistema<text:tab/>31</text:a></text:p>
        </text:index-body>
      </text:table-of-content>
      <text:p text:style-name="P95"/>
      <text:h text:style-name="P112" text:outline-level="8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22811_2090828828"/><text:soft-page-break/>1. Introdução<text:bookmark-end text:name="__RefHeading__22811_2090828828"/></text:h>
      <text:p text:style-name="P27"><text:bookmark text:name="id.tyjcwt"/></text:p>
      <text:h text:style-name="Heading_20_2" text:outline-level="2"><text:bookmark-start text:name="__RefHeading__4948_623846178"/><text:bookmark text:name="h.3dy6vkm"/>1.1 Propósito do documento de requisitos<text:bookmark-end text:name="__RefHeading__4948_623846178"/></text:h>
      <text:p text:style-name="P61"/>
      <text:p text:style-name="P61"><text:span text:style-name="T3">Este documento especifica um sistema de gerenciamento e controle de vendas para revendedores autônomos e destina-se a clientes, engenheiros, analistas e gerentes envolvidos no desenvolvimento do sistema. O objetivo deste documento é</text:span> <text:span text:style-name="T3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 </text:span><text:span text:style-name="T3">e as descrições e diagramas de caso de uso.</text:span></text:p>
      <text:p text:style-name="P61"><text:bookmark text:name="id.1t3h5sf"/></text:p>
      <text:h text:style-name="Heading_20_2" text:outline-level="2"><text:bookmark-start text:name="__RefHeading__4954_623846178"/><text:bookmark text:name="h.4d34og8"/>1.2 Escopo do Produto<text:bookmark-end text:name="__RefHeading__4954_623846178"/></text:h>
      <text:p text:style-name="P41"><text:tab/>[Douglas albuquerque ]</text:p>
      <text:p text:style-name="P75"><text:tab/></text:p>
      <text:p text:style-name="P62"><text:bookmark text:name="id.2s8eyo1"/></text:p>
      <text:h text:style-name="Heading_20_2" text:outline-level="2"><text:bookmark-start text:name="__RefHeading__4956_623846178"/><text:bookmark text:name="h.17dp8vu"/>1.3 Definições, convenções e acrônimos<text:bookmark-end text:name="__RefHeading__4956_623846178"/><text:bookmark text:name="id.3rdcrjn"/></text:h>
      <text:h text:style-name="Heading_20_3" text:outline-level="3"><text:bookmark-start text:name="__RefHeading__6299_1002958425"/>1.3.1 Convenções<text:bookmark-end text:name="__RefHeading__6299_1002958425"/></text:h>
      <text:h text:style-name="P111" text:outline-level="4"><text:bookmark-start text:name="__RefHeading__6301_1002958425"/><text:bookmark text:name="h.26in1rg"/>1.3.1.1 Identificação dos Requisitos<text:bookmark-end text:name="__RefHeading__6301_1002958425"/></text:h>
      <text:p text:style-name="P4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0">Acrônimo</text:p>
          </table:table-cell>
          <table:table-cell table:style-name="Tabela2.A1" office:value-type="string">
            <text:p text:style-name="P24">Significado</text:p>
          </table:table-cell>
          <table:table-cell table:style-name="Tabela2.A1" office:value-type="string">
            <text:p text:style-name="P24">Descrição</text:p>
          </table:table-cell>
        </table:table-row>
        <table:table-row>
          <table:table-cell table:style-name="Tabela2.A2" office:value-type="string">
            <text:p text:style-name="P24">RF</text:p>
          </table:table-cell>
          <table:table-cell table:style-name="Tabela2.A2" office:value-type="string">
            <text:p text:style-name="P24">Requisitos funcionais</text:p>
          </table:table-cell>
          <table:table-cell table:style-name="Tabela2.A2" office:value-type="string">
            <text:p text:style-name="P25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2" office:value-type="string">
            <text:p text:style-name="P24">RNF</text:p>
          </table:table-cell>
          <table:table-cell table:style-name="Tabela2.A2" office:value-type="string">
            <text:p text:style-name="P24">Requisitos não funcionais</text:p>
          </table:table-cell>
          <table:table-cell table:style-name="Tabela2.A2" office:value-type="string">
            <text:p text:style-name="P25">Requisitos técnicos do software que compõe o sistema, que descrevem atributos que o sistema deve possuir ou restrições sob as quais ele deve operar.</text:p>
          </table:table-cell>
        </table:table-row>
      </table:table>
      <text:p text:style-name="P34"/>
      <text:p text:style-name="P31">Por convenção, a referência a requisitos é feita através do nome da subseção onde eles estão descritos, seguido do identificador do requisito, de acordo com o esquema abaixo:</text:p>
      <text:p text:style-name="P31"><text:tab/></text:p>
      <text:p text:style-name="P31"><text:soft-page-break/>[Nome da subseção. Identificador do requisito]</text:p>
      <text:p text:style-name="P31"/>
      <text:p text:style-name="P31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113" text:outline-level="10"><text:bookmark text:name="id.35nkun2"/></text:h>
      <text:h text:style-name="P111" text:outline-level="4"><text:bookmark-start text:name="__RefHeading__5306_623846178"/><text:bookmark text:name="h.1ksv4uv"/>1.3.1.2 Prioridade dos requisitos<text:bookmark-end text:name="__RefHeading__5306_623846178"/></text:h>
      <text:p text:style-name="P61"/>
      <text:p text:style-name="P31">Para estabelecer a prioridade dos requisitos foram adotadas as denominações “essencial”, “importante” e “desejável”.</text:p>
      <text:p text:style-name="P31"/>
      <text:list xml:id="list2983325944048677187" text:style-name="L1">
        <text:list-item>
          <text:p text:style-name="P103">Essencial é o requisito sem o qual o sistema não entra em funcionamento. Requisitos essenciais são requisitos imprescindíveis, que têm que ser implementados impreterivelmente.</text:p>
        </text:list-item>
        <text:list-item>
          <text:p text:style-name="P103"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03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40"/>
      <text:h text:style-name="P114" text:outline-level="10"/>
      <text:p text:style-name="P40"/>
      <text:p text:style-name="P41"><text:bookmark text:name="id.44sinio"/></text:p>
      <text:p text:style-name="P40"/>
      <text:h text:style-name="P113" text:outline-level="10"/>
      <text:h text:style-name="P106" text:outline-level="10"/>
      <text:h text:style-name="P106" text:outline-level="10"/>
      <text:h text:style-name="P106" text:outline-level="10"/>
      <text:h text:style-name="P106" text:outline-level="10"/>
      <text:h text:style-name="P106" text:outline-level="10"><text:bookmark text:name="id.2jxsxqh"/></text:h>
      <text:h text:style-name="Heading_20_3" text:outline-level="3"><text:bookmark-start text:name="__RefHeading__4960_623846178"/><text:soft-page-break/>1.3.2 Definições<text:bookmark-end text:name="__RefHeading__4960_623846178"/></text:h>
      <text:p text:style-name="P4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2">Termo</text:p>
          </table:table-cell>
          <table:table-cell table:style-name="Tabela3.A1" office:value-type="string">
            <text:p text:style-name="P25">Descrição</text:p>
          </table:table-cell>
        </table:table-row>
        <table:table-row>
          <table:table-cell table:style-name="Tabela3.A2" office:value-type="string">
            <text:p text:style-name="P25">PDF</text:p>
          </table:table-cell>
          <table:table-cell table:style-name="Tabela3.A2" office:value-type="string">
            <text:p text:style-name="P78">O PDF (Portable Document Format) é um formato de arquivo, desenvolvido pela Adobe Systems em 1993, para representar documentos de maneira independente do aplicativo, do hardware e do sistema operacional usados para criá-los</text:p>
          </table:table-cell>
        </table:table-row>
        <table:table-row>
          <table:table-cell table:style-name="Tabela3.A2" office:value-type="string">
            <text:p text:style-name="P26">TCP/IP</text:p>
          </table:table-cell>
          <table:table-cell table:style-name="Tabela3.A2" office:value-type="string">
            <text:p text:style-name="P33">TCP/IP é o principal protocolo de envio e recebimento de dados na Internet. TCP significa Transmission Control Protocol (Protocolo de Controle de Transmissão) e o IP, Internet Protocol (Protocolo de Internet).</text:p>
          </table:table-cell>
        </table:table-row>
        <table:table-row>
          <table:table-cell table:style-name="Tabela3.A2" office:value-type="string">
            <text:p text:style-name="P26">Protocolo</text:p>
          </table:table-cell>
          <table:table-cell table:style-name="Tabela3.A2" office:value-type="string">
            <text:p text:style-name="P33"><text:s/>Protocolo é uma espécie de linguagem que permite com que dois ou mais computadores se comuniquem na rede, independente de estarem na mesma rede ou não.</text:p>
          </table:table-cell>
        </table:table-row>
        <table:table-row table:style-name="Tabela3.5">
          <table:table-cell table:style-name="Tabela3.A5" office:value-type="string">
            <text:p text:style-name="P36">Servidor Web</text:p>
          </table:table-cell>
          <table:table-cell table:style-name="Tabela3.A5" office:value-type="string">
            <text:p text:style-name="P36">Servidor Web é uma máquina que possui um alto poder de processamento, e que nela se encontra um software que administra e armazena dados (geralmente páginas Web), os quais são acessados por qualquer usuário, independente de sua geolocalização.</text:p>
          </table:table-cell>
        </table:table-row>
        <table:table-row table:style-name="Tabela3.5">
          <table:table-cell table:style-name="Tabela3.A5" office:value-type="string">
            <text:p text:style-name="P36">Banco de dados</text:p>
          </table:table-cell>
          <table:table-cell table:style-name="Tabela3.A5" office:value-type="string">
            <text:p text:style-name="P36">Banco de dados é uma coleção de dados relacionados e armazenados em algum dispositivo.</text:p>
          </table:table-cell>
        </table:table-row>
        <table:table-row table:style-name="Tabela3.5">
          <table:table-cell table:style-name="Tabela3.A5" office:value-type="string">
            <text:p text:style-name="P36">Internet</text:p>
          </table:table-cell>
          <table:table-cell table:style-name="Tabela3.A5" office:value-type="string">
            <text:p text:style-name="P36">Internet é um conjunto de redes mundialmente conectadas, permitindo que computadores consigam se conectar e trocar informações independente de sua geolocalização.</text:p>
          </table:table-cell>
        </table:table-row>
        <table:table-row table:style-name="Tabela3.5">
          <table:table-cell table:style-name="Tabela3.A5" office:value-type="string">
            <text:p text:style-name="P35">Componente computacional</text:p>
          </table:table-cell>
          <table:table-cell table:style-name="Tabela3.A5" office:value-type="string">
            <text:p text:style-name="P28">Um componente computacional é um dispositivo eletrônico que se destina a receber e processar dados para a realização de diversas operações</text:p>
          </table:table-cell>
        </table:table-row>
        <table:table-row table:style-name="Tabela3.5">
          <table:table-cell table:style-name="Tabela3.A5" office:value-type="string">
            <text:p text:style-name="P35">Tempo de resposta</text:p>
          </table:table-cell>
          <table:table-cell table:style-name="Tabela3.A5" office:value-type="string">
            <text:p text:style-name="P35">Tempo de resposta é o espaço de tempo utilizado por algum componente computacional para processar a informação inserida pelo usuário</text:p>
          </table:table-cell>
        </table:table-row>
        <table:table-row table:style-name="Tabela3.5">
          <table:table-cell table:style-name="Tabela3.A5" office:value-type="string">
            <text:p text:style-name="P35">Relatório entregue</text:p>
          </table:table-cell>
          <table:table-cell table:style-name="Tabela3.A5" office:value-type="string">
            <text:p text:style-name="P35"/>
          </table:table-cell>
        </table:table-row>
        <table:table-row table:style-name="Tabela3.5">
          <table:table-cell table:style-name="Tabela3.A5" office:value-type="string">
            <text:p text:style-name="P35">Relatório aprovado</text:p>
          </table:table-cell>
          <table:table-cell table:style-name="Tabela3.A5" office:value-type="string">
            <text:p text:style-name="P35"/>
          </table:table-cell>
        </table:table-row>
        <text:soft-page-break/>
        <table:table-row table:style-name="Tabela3.5">
          <table:table-cell table:style-name="Tabela3.A5" office:value-type="string">
            <text:p text:style-name="P35">Relatório confirmado</text:p>
          </table:table-cell>
          <table:table-cell table:style-name="Tabela3.A5" office:value-type="string">
            <text:p text:style-name="P35"/>
          </table:table-cell>
        </table:table-row>
        <table:table-row table:style-name="Tabela3.5">
          <table:table-cell table:style-name="Tabela3.A5" office:value-type="string">
            <text:p text:style-name="P35">Relatório pendente</text:p>
          </table:table-cell>
          <table:table-cell table:style-name="Tabela3.A5" office:value-type="string">
            <text:p text:style-name="P35"/>
          </table:table-cell>
        </table:table-row>
      </table:table>
      <text:p text:style-name="P43"/>
      <text:h text:style-name="Heading_20_2" text:outline-level="2"/>
      <text:h text:style-name="Heading_20_2" text:outline-level="2"><text:bookmark-start text:name="__RefHeading__4962_623846178"/><text:bookmark text:name="h.z337ya"/>1.4 Referências<text:bookmark-end text:name="__RefHeading__4962_623846178"/></text:h>
      <text:p text:style-name="P41"/>
      <text:p text:style-name="P29">Esta subseção apresenta as referências aos documentos que utilizamos no auxílio à construção deste documento de requisitos:</text:p>
      <text:p text:style-name="P29"/>
      <text:list xml:id="list3549262164369361862" text:style-name="LS2">
        <text:list-item>
          <text:p text:style-name="P107">Página da disciplina de engenharia de requisitos: http://migre.me/lWMLC</text:p>
        </text:list-item>
        <text:list-item>
          <text:p text:style-name="P107">SOMMERVILLE, I. Engenharia de Software. 9ª ed. São Paulo: Pearson Prentice Hall, 2011.</text:p>
        </text:list-item>
      </text:list>
      <text:p text:style-name="P79"/>
      <text:h text:style-name="P119" text:outline-level="10"/>
      <text:h text:style-name="Heading_20_2" text:outline-level="2"><text:bookmark-start text:name="__RefHeading__4966_623846178"/><text:bookmark text:name="h.2bn6wsx"/>1.5 Visão Geral do Restante do Documento<text:bookmark-end text:name="__RefHeading__4966_623846178"/></text:h>
      <text:p text:style-name="P60"/>
      <text:p text:style-name="P31">Este documento está disposto na seguinte organização:</text:p>
      <text:p text:style-name="P31"/>
      <text:list xml:id="list1172217050612898443" text:style-name="L2">
        <text:list-item>
          <text:p text:style-name="P104">Seção 1 – Contém uma introdução ao documento de requisitos e as especificações do sistema.</text:p>
        </text:list-item>
        <text:list-item>
          <text:p text:style-name="P104">Seção 2 – Traz uma descrição de forma geral sobre o sistema.</text:p>
        </text:list-item>
        <text:list-item>
          <text:p text:style-name="P104">Seção 3 – Requisitos funcionais: lista os requisitos funcionais do sistema, especificando seus objetivos e prioridades.</text:p>
        </text:list-item>
        <text:list-item>
          <text:p text:style-name="P104">Seção 4 – Requisitos não funcionais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105">Seção 5 – Contém as descrições e digramas dos casos de uso.</text:p>
        </text:list-item>
      </text:list>
      <text:h text:style-name="P116" text:outline-level="10"/>
      <text:p text:style-name="P40"/>
      <text:p text:style-name="P40"><text:soft-page-break/></text:p>
      <text:p text:style-name="P40"/>
      <text:p text:style-name="P40"/>
      <text:h text:style-name="P117" text:outline-level="1"><text:bookmark-start text:name="__RefHeading__4968_623846178"/><text:bookmark text:name="h.qsh70q"/>2. Descrição geral do sistema<text:bookmark-end text:name="__RefHeading__4968_623846178"/></text:h>
      <text:p text:style-name="P42"/>
      <text:p text:style-name="P31"><text:tab/>Faz-se necessário informatizar o processo de entrega e elaboração dos relatórios de frequência mensais realizados pelos monitores e pesquisadores, visto que os mesmos, em sua maioria, realizam esse processo de forma presencial e manuscrita, respectivamente. O processo manuscrito é custoso para o estudante, pois um conjunto das informações a serem informadas no relatório não são variáveis, tornando massante o processo de preencher o relatório de frequência, que se repete a cada entrega mensal. A entrega do relatório ao funcionário encarregado deve ocorrer de forma presencial e a inexistência desta pode acarretar na punição do estudante. A informatização desse processo automatizará o preenchimento do relatório de frequência, já que o conjunto invariável de informações do relatório, pode ser facilmente reproduzido pelo software. </text:p>
      <text:p text:style-name="P37"><text:tab/>A implementação de um software que permite o acompanhamento da entrega dos relatórios, abrangendo a perspectiva do funcionário encarregado de receber os documentos e a perspectiva do aluno, monitor ou pesquisador, é benéfica para o meio acadêmico, visto que aproxima o educado de seu orientador e realiza uma maior controle da entrega dos relatórios de frequência mensal.</text:p>
      <text:p text:style-name="P64"><text:bookmark text:name="id.1pxezwc"/></text:p>
      <text:h text:style-name="Heading_20_2" text:outline-level="2"><text:bookmark-start text:name="__RefHeading__4946_623846178"/><text:bookmark text:name="h.49x2ik5"/>2.1 Funções do produto<text:bookmark-end text:name="__RefHeading__4946_623846178"/></text:h>
      <text:p text:style-name="Standard"><text:bookmark text:name="id.147n2zr"/></text:p>
      <text:h text:style-name="Heading_20_2" text:outline-level="2"><text:bookmark-start text:name="__RefHeading__5310_623846178"/><text:bookmark text:name="h.2p2csry"/>2.2 Descrições dos usuários<text:bookmark-end text:name="__RefHeading__5310_623846178"/></text:h>
      <text:h text:style-name="Heading_20_2" text:outline-level="2"><text:bookmark-start text:name="__RefHeading__5314_623846178"/><text:bookmark text:name="h.ihv636"/>2.3 Restrições gerais<text:bookmark-end text:name="__RefHeading__5314_623846178"/></text:h>
      <text:h text:style-name="Heading_20_2" text:outline-level="2"><text:bookmark-start text:name="__RefHeading__5316_623846178"/><text:bookmark text:name="h.1hmsyys"/>2.4 Suposições de dependências<text:bookmark-end text:name="__RefHeading__5316_623846178"/></text:h>
      <text:p text:style-name="P44"/>
      <text:p text:style-name="Standard"/>
      <text:h text:style-name="P115" text:outline-level="1"><text:soft-page-break/></text:h>
      <text:h text:style-name="P115" text:outline-level="1"/>
      <text:h text:style-name="P115" text:outline-level="1"/>
      <text:p text:style-name="P16"/>
      <text:p text:style-name="P16"/>
      <text:h text:style-name="P115" text:outline-level="1"><text:bookmark-start text:name="__RefHeading__5078_623846178"/>3. Requisitos Funcionais<text:bookmark-end text:name="__RefHeading__5078_623846178"/></text:h>
      <text:p text:style-name="P16"/>
      <text:p text:style-name="P12">3.1 Está seção grupa requisitos gerais da aplicação</text:p>
      <text:p text:style-name="P12"/>
      <text:p text:style-name="P12">RF001 – Fornecer perspectivas diferentes por usuário</text:p>
      <text:p text:style-name="P12"><text:tab/>O sistema deve fornecer perspectivas diferentes para os diferentes usuários e que essas forneçam serviços diferentes, dado o tipo do usuário que está utilizando o sistema, seja ele um aluno ou supervisor.</text:p>
      <text:p text:style-name="P12"/>
      <text:p text:style-name="P12">RF030 – Criação de documentos PDF a partir de relatórios de frequência mensal</text:p>
      <text:p text:style-name="P12"><text:tab/>O sistema deve ser capaz de gerar um documento no formato PDF a partir de um relatório de frequência de um aluno, seja ele um monitor ou pesquisador, seguindo o especificado no RNF01. Este documento contém todas as informações de cadastro de relatórios apresentados no RF016 e RF020.</text:p>
      <text:p text:style-name="P12"/>
      <text:p text:style-name="P12">RF040 – Criação de documentos de confirmação de relatórios de frequência em PDF</text:p>
      <text:p text:style-name="P17"><text:tab/>O sistema deve gerar um documento PDF, de confirmação de recebimento de um relatório de frequência mensal de um aluno, monitor ou pesquisador, seguindo o especificado no RNF001, que contém as informações do documento relativas a confirmação de entrega do relatório.</text:p>
      <text:p text:style-name="P12"/>
      <text:p text:style-name="P12">RF032 – Cadastro de usuários supervisores </text:p>
      <text:p text:style-name="P12"><text:tab/>O sistema deve possibilitar que o usuário administrador realize o cadastro de um usuário supervisor. Para isso, o administrador deve fornecer: o siape do supervisor, o nome do supervisor, seu departamento, o e-mail do suupervisor e a assinatura do mesmo, como especificado no RF020.</text:p>
      <text:p text:style-name="P12"><text:tab/></text:p>
      <text:p text:style-name="P12">RF031 – Disponibilizar um login </text:p>
      <text:p text:style-name="P12"><text:tab/>O sistema deve possibilitar que o usuário, aluno ou supervisor, realize o login no sistema e esse deve ser diferente para cada tipo de usuário, como especificado no RF001. Um usuário aluno deve realizar o login utilizando sua matrícula e o usuário supervisor deve utilizar o seu siape.</text:p>
      <text:p text:style-name="P12"><text:soft-page-break/></text:p>
      <text:p text:style-name="P17">RF013 – Possibilitar a impressão de um relatório</text:p>
      <text:p text:style-name="P17"><text:tab/>O sistema deve possibilitar que, dada a escolha do relatório elicitada no RF008, imprima o relatório de frequência deste, gerado em formato PDF, como especificado no RF030.</text:p>
      <text:p text:style-name="P17"/>
      <text:p text:style-name="P12">3.1. Está seção agrupa os requisitos referentes aos supervisores.</text:p>
      <text:p text:style-name="P17"/>
      <text:p text:style-name="P17">RF002 – Cadastrar aluno monitor</text:p>
      <text:p text:style-name="P17"><text:tab/>O sistema deve fornecer a opção de um usuário supervisor cadastrar um aluno monitor. Para cadastrar este, o supervisor deverá informar o nome, e-mail, matricula, curso, nome do orientador e disciplina. Após preencher as informações de cadastro de um aluno monitor, o sistema deve verificar se este aluno já está cadastrado, se estiver, o sistema deverá informar essa situação ao usuário supervisor. Todos os campos são obrigatórios. Após cadastrar um monitor, o sistema deve enviar um e-mail para o mesmo, informando a senha de acesso e instruções de como acessar o sistema.</text:p>
      <text:p text:style-name="P17"/>
      <text:p text:style-name="P110">RF035 – Cadastrar orientador</text:p>
      <text:p text:style-name="P110"><text:tab/>O sistema deve fornecer a opção para um usuário supervisor cadastrar um orientador. Para cadastrar este, o supervisor deverá informar o nome, e-mail, siape, curso e disciplina do orientador. Após preencher as informações de cadastro de um orientador o sistema deve verificar se este orientador já está cadastrado, se estiver, o sistema deverá informar essa situação ao usuário supervisor. Todos os campos são obrigatórios. Após cadastrar um orientador, o sistema deve enviar um e-mail para o mesmo, informando a senha de acesso e instruções de como acessar o sistema.</text:p>
      <text:p text:style-name="P98"/>
      <text:p text:style-name="P17">RF003 – Disponibilizar listagem de alunos monitores cadastrados</text:p>
      <text:p text:style-name="P17"><text:tab/>O sistema deve ser capaz de apresentar para o usuário supervisor uma listagem dos alunos monitores já cadastrados. Se não existirem cadastrados, o sistema deverá informar essa situação ao usuário.</text:p>
      <text:p text:style-name="P17"/>
      <text:p text:style-name="P17">RF004 – Editar cadastro do aluno</text:p>
      <text:p text:style-name="P17"><text:tab/>O sistema deve permitir que um supervisor edite as informações de cadastro de um aluno já cadastrado.</text:p>
      <text:p text:style-name="P17"/>
      <text:p text:style-name="P17"/>
      <text:p text:style-name="P17">RF005 - Disponibilizar listagem de alunos pesquisadores cadastrados</text:p>
      <text:p text:style-name="P17"><text:tab/>O sistema deve ser capaz de apresentar para o usuário supervisor uma listagem dos alunos pesquisadores já cadastrados. Se não existirem cadastrados, o sistema deverá informar essa situação ao usuário.</text:p>
      <text:p text:style-name="P17"><text:soft-page-break/></text:p>
      <text:p text:style-name="P17">RF007 – Buscar aluno</text:p>
      <text:p text:style-name="P17"><text:tab/>O supervisor deve poder realizar uma busca de um aluno já cadastrado, seja ele um monitor ou pesquisador, informando como critério de pesquisa, a matrícula desse aluno. Se o aluno não for encontrado, o sistema deverá informar ao usuário que o aluno não está cadastrado.</text:p>
      <text:p text:style-name="P17"/>
      <text:p text:style-name="P17"/>
      <text:p text:style-name="P17">RF008 – Disponibilizar listagem de relatórios de um aluno <text:span text:style-name="T21">(RF008 ORIGINAL )</text:span></text:p>
      <text:p text:style-name="P17"><text:tab/>O sistema deve permitir que o usuário supervisor ou orientador escolha um aluno monitor apresentado nas listagens dos mesmos, descritas no RF003 e RF004, ou apresentado em uma pesquisa por aluno realizada, como elicitado no RF007, para visualizar os relatórios de frequência deste.</text:p>
      <text:p text:style-name="P17">Requisitos relacionados: RF003, RF004.</text:p>
      <text:p text:style-name="P17"/>
      <text:p text:style-name="P17">RF008 – Disponibilizar acesso a dados cadastrais de um aluno </text:p>
      <text:p text:style-name="P17"><text:tab/>O sistema deve permitir que o usuário supervisor escolha um aluno, monitor ou pesquisador, apresentado nas listagens dos mesmos, descritas no RF003 e RF004, ou apresentado em uma pesquisa por aluno realizada, como elicitado no RF007, para visualizar os seus dados cadastrais, permitindo que estes sejam alterados como informado no RF004.</text:p>
      <text:p text:style-name="P17"/>
      <text:p text:style-name="P17">RF009 – Disponibilizar critérios de período para listagem e visualização de relatórios</text:p>
      <text:p text:style-name="P17"><text:tab/>O sistema deve permitir que a listagem ou apresentação de relatórios de frequência mensal possa ser filtrada por mês e ou ano.</text:p>
      <text:p text:style-name="P17"/>
      <text:p text:style-name="P17">RF010 – Disponibilizar critérios de modalidade para listagem e visualização de relatórios</text:p>
      <text:p text:style-name="P17"><text:tab/>O sistema deve permitir que a listagem de relatórios de frequência mensal possa ser filtrada por tipo de cadastro do aluno, este pode variar entre: aluno monitor e aluno pesquisador.</text:p>
      <text:p text:style-name="P21">(DEIXAR EXPLICITO O PROCESSO DE MUDANÇA DE ESTADO <text:s/>utilizando um requisito)</text:p>
      <text:p text:style-name="P21"/>
      <text:p text:style-name="P22">RF036 – Disponibilizar critérios de estado para listagem e visualização de relatórios para supervisores</text:p>
      <text:p text:style-name="P22"><text:tab/>O sistema deve permitir que a listagem ou apresentação de relatórios de frequência mensal possa ser filtrada por estado (situação), sendo os seguintes estados: pendente, entregue, confirmado e aprovado. Caso o relatório esteja em estado <text:soft-page-break/>aprovado a opção de confirmar o recebimento do mesmo deve ser apresentada ao usuário, como elicitado no RF019.</text:p>
      <text:p text:style-name="P17"/>
      <text:p text:style-name="P17">RF012 – Disponibilizar listagem de relatórios para supervisores</text:p>
      <text:p text:style-name="P17"><text:tab/>O sistema deve ser capaz de apresentar uma lista dos relatórios de frequência, esta deve apresentar o nome e matrícula do aluno, o mês e ano referente ao relatório, o tipo de aluno, se é monitor ou pesquisador, e a opção de impressão do relatório, elicitada em RF013, para todos os alunos cadastrados no sistema. Podem ser utilizados critérios para a listagem dos relatórios, estes estão especificados no RF09, RF010, <text:span text:style-name="T23">RF036</text:span>, podendo ser especificado mais de um critério. O padrão de listagem é apresentar todos os relatórios de frequência disponíveis do mês atual no momento da visualização da listagem. Caso não exista algum relatório de acordo com os critérios especificados, o sistema deve informar essa situação ao usuário.</text:p>
      <text:p text:style-name="P17"/>
      <text:p text:style-name="P17"/>
      <text:p text:style-name="P17">RF020 – Assinatura do usuário supervisor</text:p>
      <text:p text:style-name="P17"><text:tab/>O sistema deve permitir que o usuário supervisor digitalize a sua assinatura a ser utilizada nos documentos PDF que confirmam o recebimento de um relatório de frequência mensal.</text:p>
      <text:p text:style-name="P18"/>
      <text:p text:style-name="P17">RF019 – Disponibilizar a confirmação do recebimento de relatórios</text:p>
      <text:p text:style-name="P17"><text:tab/><text:span text:style-name="T23">Nas listagens ou visualização de relatórios que se encontram no estado aprovado </text:span>a opção de confirmar o recebimento do relatório deve ser apresentada ao usuário supervisor. O ato de confirmar implica o envio para o usuário aluno de um documento PDF, descrito no RF040, que contém as seguintes informações: nome do estudante, matrícula, nome da disciplina, nome do curso, data de recebimento e siape do, usuário supervisor que confirma o recebimento. Confirmar o recebimento do relatório, altera o estado do mesmo de aprovado para confirmado. </text:p>
      <text:p text:style-name="P12"/>
      <text:p text:style-name="P12"/>
      <text:p text:style-name="P11">3.2 Está seção agrupa os requisitos referentes aos alunos</text:p>
      <text:p text:style-name="P12"/>
      <text:p text:style-name="P12">RF031 – Complemento de cadastro do aluno</text:p>
      <text:p text:style-name="P12"><text:tab/>O sistema deve exigir que o usuário aluno, monitor ou pesquisador, que realiza o seu primeiro acesso, complemente o seu cadastro, esse deve informar: o horário de entrada e saída de suas atividades acadêmicas, a carga horaria mensal e digitalizar sua assinatura como elicitado no RF020.</text:p>
      <text:p text:style-name="P12"/>
      <text:p text:style-name="P12">RF016 – Cadastrar um relatório de frequência mensal de monitoria</text:p>
      <text:p text:style-name="P12"><text:soft-page-break/><text:tab/>O sistema deve estar apto a permitir o cadastro dos relatórios de frequência mensal realizado pelos monitores, para este cadastro as seguintes informações já coletadas no cadastro do usuário monitor, descrito no RF002 e no RF031. O usuário aluno deve informar: para cada semana do mês, o resumo de suas atividades semanais informando a data de cada dia da semana, e se este desejar, pode informar uma observação, com limite de uma obervação por resumo semanal. Após realizar o cadastro, o usuário aluno pode optar por enviar o relatório ou não. </text:p>
      <text:p text:style-name="P12"/>
      <text:p text:style-name="P12">RF020 – Assinatura do usuário aluno</text:p>
      <text:p text:style-name="P12"><text:tab/>O sistema deve permitir que o usuário aluno, monitor ou pesquisador, digitalize a sua assinatura a ser utilizada na impressão do relatório de frequência mensal.</text:p>
      <text:p text:style-name="P17"/>
      <text:p text:style-name="P17"/>
      <text:p text:style-name="P17">RF021 – Disponibilizar listagem de relatórios para alunos</text:p>
      <text:p text:style-name="P17"><text:tab/>O sistema deve ser capaz de apresentar uma lista dos relatórios de frequência, esta deve apresentar o mês e ano referente ao relatório, e a opção de impressão do relatório, elicitada em RF013, para o usuário aluno logado no sistema. Podem ser utilizados critérios para a listagem dos relatórios, estes estão especificados no RF09, RF010<text:span text:style-name="T23">, RF011</text:span>, podendo ser especificado mais de um critério. O padrão de listagem é apresentar todos os relatórios de frequência disponíveis do mês atual no momento da visualização da listagem. Caso não exista algum relatório de acordo com os critérios especificados, o sistema deve informar essa situação ao usuário.</text:p>
      <text:p text:style-name="P17"/>
      <text:p text:style-name="P22">RF011– Disponibilizar critérios de estado para listagem e visualização de relatórios pelos monitores </text:p>
      <text:p text:style-name="P22"><text:tab/>O sistema deve permitir que a listagem ou apresentação de relatórios de frequência mensal possa ser filtrada por estado (situação), sendo os seguintes estados: pendente, entregue, confirmado e aprovado. Caso o relatório esteja em estado pendente a opção de entregar o mesmo deve ser apresentada ao usuário, como elicitado no RF039.</text:p>
      <text:p text:style-name="P21"/>
      <text:p text:style-name="P12">RF017 – Disponibilizar alteração de senha </text:p>
      <text:p text:style-name="P12"><text:tab/>O sistema deve possibilitar que o usuário, seja ele monitor, orientador ou supervisor, altere a sua senha. </text:p>
      <text:p text:style-name="P12"/>
      <text:p text:style-name="P12">RF018 – Requisitar nova senha </text:p>
      <text:p text:style-name="P12"><text:tab/>O sistema deve possibilitar que o usuário aluno e o usuário supervisor requisite uma nova senha em caso de perda de acesso ao sistema devido a esquecimento de senha. Para isso, o aluno preciso solicitar o envio de uma nova senha, e esta será enviada para e-mail o aluno.</text:p>
      <text:p text:style-name="P12"><text:soft-page-break/></text:p>
      <text:p text:style-name="P85">RF025 – Solicitar alteração dos dados cadastrais</text:p>
      <text:p text:style-name="P85"><text:tab/>O sistema deve possibilitar que um usuário monitor ou orientador solicite a um usuário supervisor a alteração de seus dados cadastrais.</text:p>
      <text:p text:style-name="P13"/>
      <text:p text:style-name="P85">RF026 – Remover relatório de frequência cadastrado</text:p>
      <text:p text:style-name="P85"><text:tab/>O sistema deve possibilitar a remoção de um relatório de frequência já cadastrado, desde que este já tenha sido disponibilizado para o usuário supervisor e este tenha confirmado, e que tenha passado um mês desde o cadastro do relatório a ser removido.</text:p>
      <text:p text:style-name="P17"/>
      <text:p text:style-name="P17"/>
      <text:p text:style-name="P17"/>
      <text:p text:style-name="P17">RF028 – Disponibilizar seleção de relatório de frequência</text:p>
      <text:p text:style-name="P19"><text:tab/>O sistema deve permitir que um relatório apresentado nas listagens, descritas <text:s/>no RF021, RF012 e RF008, possa ser escolhida para que seus dados de cadastro sejam apresentadas a um usuário, supervisor ou aluno. Os dados cadastrais a serem apresentados estão descritos no RF016.</text:p>
      <text:p text:style-name="P13"/>
      <text:p text:style-name="P23">RF022 - Visualizar confirmação do relatório</text:p>
      <text:p text:style-name="P23"><text:tab/>O sistema deve informar na listagem de relatórios cadastrados, apresentadas no RF021, RF012 e RF008 quando um relatório de frequência sai do estado entregue e entra no estado confirmado enviado o que indica confirmação do recebimento por parte do usuário supervisor, permitindo que o aluno visualize o documento de confirmação ou que imprima como descrito no RF023.</text:p>
      <text:p text:style-name="P23"/>
      <text:p text:style-name="P23">RF023 - Imprimir confirmação do relatório de frequência</text:p>
      <text:p text:style-name="P23"><text:tab/>O sistema deve possibilitar que o usuário aluno imprima o documento que confirma o recebimento de um relatório descrito no RF040.</text:p>
      <text:p text:style-name="P23"/>
      <text:p text:style-name="P23">RF024 - Editar relatório de frequência não entregue </text:p>
      <text:p text:style-name="P13"><text:tab/>O sistema deve possibilitar que um relatório cadastrado por um usuário aluno e que esteja no enviado para o usuário supervisor possa ter seus dados cadastrais alterados.</text:p>
      <text:p text:style-name="P16"/>
      <text:p text:style-name="P22">RF039 – Disponibilizar a entrega dos relatórios de frequência</text:p>
      <text:p text:style-name="P22"><text:tab/>Nas listagens ou visualização de relatórios que se encontram no estado pendente a opção de entregar o relatório deve ser apresentada ao usuário monitor. Entregar o relatório, altera o estado do mesmo de pendente para entregue.</text:p>
      <text:p text:style-name="P16"/>
      <text:list xml:id="list2485633663622673793" text:style-name="L3">
        <text:list-item>
          <text:list>
            <text:list-header>
              <text:p text:style-name="P101"/>
            </text:list-header>
            <text:list-item>
              <text:p text:style-name="P101"><text:soft-page-break/>Está seção agrupa os requisitos referentes ao Orientador</text:p>
            </text:list-item>
          </text:list>
        </text:list-item>
      </text:list>
      <text:p text:style-name="P16"/>
      <text:p text:style-name="P12">RF029 – Assinatura do usuário orientador</text:p>
      <text:p text:style-name="P12"><text:tab/>O sistema deve permitir que o usuário orientador digitalize a sua assinatura a ser utilizada na impressão do relatório de frequência mensal.</text:p>
      <text:p text:style-name="P12"/>
      <text:p text:style-name="P12">RF033 – Complemento de cadastro do orientador</text:p>
      <text:p text:style-name="P12"><text:tab/>O sistema deve exigir que o usuário orientador, que realiza o seu primeiro acesso, complemente o seu cadastro. Esse deve digitalizar sua assinatura como elicitado no RF029.</text:p>
      <text:p text:style-name="P12"/>
      <text:p text:style-name="P22">RF034 – Disponibilizar listagem de relatórios para orientadores</text:p>
      <text:p text:style-name="P22"><text:tab/>O sistema deve ser capaz de apresentar uma lista dos relatórios de frequência, que pertencem aos alunos monitores do orientador logado no sistema. Esta deve apresentar o nome e matrícula do aluno, o mês e ano referente ao relatório, e a opção de impressão do relatório, elicitada em RF013. Podem ser utilizados critérios para a listagem dos relatórios, estes estão especificados no RF09, RF010, RF037, podendo ser especificado mais de um critério. O padrão de listagem é apresentar todos os relatórios de frequência disponíveis do mês atual no momento da visualização da listagem. Caso não exista algum relatório de acordo com os critérios especificados, o sistema deve informar essa situação ao usuário.</text:p>
      <text:p text:style-name="P20"/>
      <text:p text:style-name="P20">RF035 – Disponibilizar a aprovação dos relatórios de frequência</text:p>
      <text:p text:style-name="P20"><text:tab/>Nas listagens ou visualização de relatórios que se encontram no estado entregue a opção de aprovar o relatório deve ser apresentada ao usuário orientador. Aprovar o relatório, altera o estado do mesmo de entregue para aprovado. <text:s/>Caso o orientador reprove o relatório, o mesmo é alterado do estado entregue para pendente.</text:p>
      <text:p text:style-name="P20"/>
      <text:p text:style-name="P17">RF037 - <text:span text:style-name="T21"><text:s/>Disponibilizar critérios de estado para listagem e visualização de relatórios para orientadores</text:span></text:p>
      <text:p text:style-name="P17"><text:tab/>O sistema deve permitir que a listagem ou apresentação de relatórios de frequência mensal possa ser filtrada por estado (situação), sendo os seguintes estados: <text:span text:style-name="T21">entregue</text:span>. A opção de aprovar o recebimento do mesmo deve ser apresentada ao usuário, como elicitado no RF035.</text:p>
      <text:p text:style-name="P17"/>
      <text:p text:style-name="P17">RF038 – Disponibilizar listagem de alunos monitores cadastrados</text:p>
      <text:p text:style-name="P17"><text:tab/>O sistema deve ser capaz de apresentar para o usuário orientador uma listagem dos alunos monitores já cadastrados e que exercem monitoria na disciplina do orientador. Se não existirem cadastrados, o sistema deverá informar essa situação ao usuário.</text:p>
      <text:p text:style-name="P17"/>
      <text:p text:style-name="P17"><text:soft-page-break/></text:p>
      <text:p text:style-name="P17"/>
      <text:h text:style-name="Heading_20_1" text:outline-level="1"><text:bookmark-start text:name="__RefHeading__5366_623846178"/>4. Requisitos Não funcionais<text:bookmark-end text:name="__RefHeading__5366_623846178"/></text:h>
      <text:p text:style-name="Standard"/>
      <text:p text:style-name="P13">RNF001 - Organizacional</text:p>
      <text:p text:style-name="P13"><text:tab/>Os documentos PDF, gerados a partir das informações de cadastro de relatórios de frequência do sistema devem ser estruturados e apresentados como estão anexados no edital de monitoria<text:span text:style-name="T16"> </text:span>para relatórios de monitores, e de pesquisa, para relatórios de pesquisadores, do período vigente ao usuário que cadastrou o relatório e <text:span text:style-name="T16">estruturado</text:span><text:span text:style-name="T16">s</text:span><text:span text:style-name="T16"> de acordo com as normas da ABTN</text:span>.</text:p>
      <text:p text:style-name="P15"/>
      <text:p text:style-name="P12"><text:span text:style-name="T4">RNF00</text:span><text:span text:style-name="T4">2</text:span><text:span text:style-name="T4"> – </text:span><text:span text:style-name="T4">Organizacion</text:span><text:span text:style-name="T4">al</text:span></text:p>
      <text:p text:style-name="P11"><text:tab/>O cadastro dos usuários supervisores deve ocorrer mediante solicitação a empresa de desenvolvimento do sistema e este deve ser realizado por um integrante da empresa. </text:p>
      <text:p text:style-name="P45"/>
      <text:p text:style-name="P45">RNF003 - Usabilidade</text:p>
      <text:p text:style-name="P45"><text:tab/>Um usuário treinado deverá preencher um formulário e gerar um documento em formato PDF em no máximo 10 minutos. Um usuário não treinado deverá preencher um formulário e gerar um documento PDF em no máximo 15 minutos.</text:p>
      <text:p text:style-name="P45"/>
      <text:p text:style-name="P45">RNF004 – Portabilidade</text:p>
      <text:p text:style-name="P45"><text:tab/>O sistema deverá ser compatível com os navegadores Google Chrome nas versões <text:s/>19.0.1084,20.0.1132 e 21.0.1171 <text:s/>e Mozilla Firefox 24.4.0.</text:p>
      <text:p text:style-name="P45"><text:s text:c="2"/></text:p>
      <text:p text:style-name="P45">RNF005 - Direitos sobre propriedade intelectual</text:p>
      <text:p text:style-name="P45"><text:tab/>O sistema não deverá possuir vínculo comercial exclusivo com uma única instituição de ensino.</text:p>
      <text:p text:style-name="P45"/>
      <text:p text:style-name="P77">RNF006 - Comunicação</text:p>
      <text:p text:style-name="P45"><text:tab/>O sistema deverá utilizar o protocolo TCP/IP para a troca de informações entre os usuários do sistema.</text:p>
      <text:p text:style-name="P45"/>
      <text:p text:style-name="P45">RNF007 - Acesso ao sistema</text:p>
      <text:p text:style-name="P45"><text:tab/>O usuário deverá ter acesso ao sistema por meio de um servidor Web.</text:p>
      <text:p text:style-name="P45"/>
      <text:p text:style-name="P45">RNF008 - Localização do sistema</text:p>
      <text:p text:style-name="P45"><text:tab/>O sistema deverá estar hospedado em um servidor Web.</text:p>
      <text:p text:style-name="P45"/>
      <text:p text:style-name="P45">RNF009 - Falha na conexão</text:p>
      <text:p text:style-name="P45"><text:soft-page-break/><text:tab/>O sistema deverá preservar os dados do usuário em seu banco de dados, caso tenham sido salvos no sistema, em caso de falha na conexão com a Internet.</text:p>
      <text:p text:style-name="P45"/>
      <text:p text:style-name="P45">RNF0010 - Falha operacional</text:p>
      <text:p text:style-name="P45"><text:tab/>O sistema deverá preservar os dados do usuário em seu banco de dados, caso tenham sido previamente salvos no sistema, em caso de falha operacional do componente computacional utilizado pelo usuário.</text:p>
      <text:p text:style-name="P45"/>
      <text:p text:style-name="P45">RNF0011 - Desempenho</text:p>
      <text:p text:style-name="P45"><text:tab/>O sistema deverá ter um tempo de resposta de no máximo 2 segundos, ao ser realizada alguma ação no mesmo pelo usuário.</text:p>
      <text:p text:style-name="P7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6290_1002958425"/>5. Descrições de Casos de Uso<text:bookmark-end text:name="__RefHeading__6290_1002958425"/></text:h>
      <text:p text:style-name="P50"><text:s/>(Importantes: Processo de enviar relatório, o orientador aprovar e o supervisor confirmar ).</text:p>
      <text:h text:style-name="Heading_20_2" text:outline-level="2"><text:bookmark-start text:name="__RefHeading__5416_623846178"/><text:soft-page-break/><text:span text:style-name="T5">UC0</text:span><text:span text:style-name="T5">0</text:span><text:span text:style-name="T5">1</text:span><text:span text:style-name="T6">: C</text:span><text:span text:style-name="T6">adastrar monitor</text:span><text:bookmark-end text:name="__RefHeading__5416_623846178"/></text:h>
      <text:p text:style-name="P52"/>
      <text:p text:style-name="P49"><text:span text:style-name="T5">Atores</text:span><text:span text:style-name="T6">: </text:span><text:span text:style-name="T6">Supervisor</text:span></text:p>
      <text:p text:style-name="P52"/>
      <text:p text:style-name="P49"><text:span text:style-name="T5">Descrição</text:span><text:span text:style-name="T6">: </text:span><text:span text:style-name="T6">O supervisor deseja cadastrar um aluno que realiza a atividade de monitora</text:span><text:span text:style-name="T6">. O Sistema cadastra o </text:span><text:span text:style-name="T6">monitor</text:span><text:span text:style-name="T6"> desejado pelo </text:span><text:span text:style-name="T6">supervisor</text:span><text:span text:style-name="T6">.</text:span></text:p>
      <text:p text:style-name="P52"/>
      <text:p text:style-name="P49"><text:span text:style-name="T5">Requisitos</text:span><text:span text:style-name="T6">: </text:span></text:p>
      <text:p text:style-name="P52"/>
      <text:p text:style-name="P49"><text:span text:style-name="T5">Pré-condição</text:span><text:span text:style-name="T6">: </text:span><text:span text:style-name="T6">Supervisor estar logado no sistema. </text:span><text:span text:style-name="T8">Opção de cadastrar </text:span><text:span text:style-name="T8">um monitor</text:span><text:span text:style-name="T8"> ser </text:span><text:span text:style-name="T8">escolhida</text:span><text:span text:style-name="T8"> no sistema.</text:span></text:p>
      <text:p text:style-name="P52"/>
      <text:p text:style-name="P49"><text:span text:style-name="T5">Pós-condição</text:span><text:span text:style-name="T6">: Sistema cadastra</text:span><text:span text:style-name="T6">r um </text:span><text:span text:style-name="T6">monitor</text:span></text:p>
      <text:p text:style-name="P54"/>
      <text:p text:style-name="P47">Fluxo Principal:</text:p>
      <text:p text:style-name="P53"><text:tab/></text:p>
      <text:p text:style-name="P49"><text:span text:style-name="T7"><text:tab/></text:span><text:span text:style-name="T5">1</text:span><text:span text:style-name="T11">-</text:span><text:span text:style-name="T10">O sistema apresenta ao </text:span><text:span text:style-name="T10">supervisor</text:span><text:span text:style-name="T10"> os seguintes campos </text:span><text:span text:style-name="T10">para serem preenchidos</text:span><text:span text:style-name="T10">:</text:span></text:p>
      <text:p text:style-name="P46"><text:tab/><text:tab/><text:span text:style-name="T9">a) </text:span>Nome do aluno monitor</text:p>
      <text:p text:style-name="P46"><text:tab/><text:tab/><text:span text:style-name="T9">b) </text:span>Nome do orientador</text:p>
      <text:p text:style-name="P46"><text:tab/><text:tab/><text:span text:style-name="T9">b) </text:span>Nome do curso</text:p>
      <text:p text:style-name="P46"><text:span text:style-name="T9"><text:tab/><text:tab/>c) </text:span>Número de matrícula do aluno</text:p>
      <text:p text:style-name="P46"><text:tab/><text:tab/></text:p>
      <text:p text:style-name="P49"><text:span text:style-name="T5"><text:tab/></text:span><text:span text:style-name="T5">2-</text:span><text:span text:style-name="T7">Para(cada campo preenchido pelo </text:span><text:span text:style-name="T7">supervisor</text:span><text:span text:style-name="T7">)</text:span></text:p>
      <text:p text:style-name="P49"><text:span text:style-name="T7"><text:tab/><text:tab/></text:span><text:span text:style-name="T5">2.1-</text:span><text:span text:style-name="T7">O sistema verifica se o dado inserido no campo é valido</text:span></text:p>
      <text:p text:style-name="P49"><text:span text:style-name="T7"><text:tab/></text:span><text:span text:style-name="T5">3</text:span><text:span text:style-name="T7">-O sistema verifica se o campo nome está preenchido</text:span></text:p>
      <text:p text:style-name="P49"><text:span text:style-name="T7"><text:tab/></text:span><text:span text:style-name="T5">4</text:span><text:span text:style-name="T5">-</text:span><text:span text:style-name="T7">O sistema verifica se o </text:span><text:span text:style-name="T7">monitor</text:span><text:span text:style-name="T7"> </text:span><text:span text:style-name="T7">já</text:span><text:span text:style-name="T7"> está cadastrado</text:span></text:p>
      <text:p text:style-name="P49"><text:span text:style-name="T7"><text:tab/></text:span><text:span text:style-name="T5">5</text:span><text:span text:style-name="T5">-</text:span><text:span text:style-name="T7">O sistema disponibiliza a opção do </text:span><text:span text:style-name="T7">supervisor</text:span><text:span text:style-name="T7"> confirmar o cadastro</text:span></text:p>
      <text:p text:style-name="P38"><text:span text:style-name="T6"><text:tab/></text:span><text:span text:style-name="T5">6</text:span><text:span text:style-name="T5">-</text:span><text:span text:style-name="T7">O </text:span><text:span text:style-name="T7">supervisor</text:span><text:span text:style-name="T7"> seleciona a opção de confirmar o cadastro</text:span></text:p>
      <text:p text:style-name="P38"><text:span text:style-name="T7"><text:tab/></text:span><text:span text:style-name="T5">7</text:span><text:span text:style-name="T5">-</text:span><text:span text:style-name="T7">O sistema </text:span><text:span text:style-name="T7">cadastra </text:span><text:span text:style-name="T7">o</text:span><text:span text:style-name="T7"> </text:span><text:span text:style-name="T7">monitor</text:span></text:p>
      <text:p text:style-name="P39"><text:tab/></text:p>
      <text:p text:style-name="P47">Fluxo Alternativo 1:</text:p>
      <text:p text:style-name="P52"/>
      <text:p text:style-name="P49"><text:span text:style-name="T5"><text:tab/></text:span><text:span text:style-name="T7">No passo </text:span><text:span text:style-name="T7">4</text:span><text:span text:style-name="T6"> do fluxo principal, pode ser que o </text:span><text:span text:style-name="T6">monitor</text:span><text:span text:style-name="T6"> já tenha cadastro. Nesse caso o sistema exibi uma mensagem avisando que o </text:span><text:span text:style-name="T6">monitor</text:span><text:span text:style-name="T6"> já está cadastrado no sistema, não cadastrando o</text:span><text:span text:style-name="T6">s dados inseridos</text:span><text:span text:style-name="T6"> </text:span><text:span text:style-name="T6">e permitindo que o </text:span><text:span text:style-name="T6">supervisor</text:span><text:span text:style-name="T6"> insira os dados nos campos novamente no passo 2</text:span><text:span text:style-name="T6">.</text:span></text:p>
      <text:p text:style-name="P47"/>
      <text:h text:style-name="Heading_20_2" text:outline-level="2"/>
      <text:h text:style-name="Heading_20_2" text:outline-level="2"><text:span text:style-name="T5">UC0</text:span><text:span text:style-name="T5">0</text:span><text:span text:style-name="T5">2</text:span><text:span text:style-name="T6">: </text:span><text:span text:style-name="T6">Buscar aluno</text:span></text:h>
      <text:p text:style-name="P52"/>
      <text:p text:style-name="P49"><text:span text:style-name="T5">Atores</text:span><text:span text:style-name="T6">: </text:span><text:span text:style-name="T6">Supervisor</text:span></text:p>
      <text:p text:style-name="P52"/>
      <text:p text:style-name="P49"><text:soft-page-break/><text:span text:style-name="T5">Descrição</text:span><text:span text:style-name="T6">: </text:span><text:span text:style-name="T6">O supervisor deseja </text:span><text:span text:style-name="T6">buscar</text:span><text:span text:style-name="T6"> </text:span><text:span text:style-name="T6">o cadastro</text:span><text:span text:style-name="T6"> </text:span><text:span text:style-name="T6">de um aluno</text:span><text:span text:style-name="T6"> </text:span><text:span text:style-name="T6">no sistema, seja ele um monitor ou pesquisador</text:span><text:span text:style-name="T6">. O Sistema </text:span><text:span text:style-name="T6">realiza a busca e apresenta os dados cadastrais do aluno ao supervisor</text:span><text:span text:style-name="T6">.</text:span></text:p>
      <text:p text:style-name="P52"/>
      <text:p text:style-name="P49"><text:span text:style-name="T5">Requisitos</text:span><text:span text:style-name="T6">: </text:span></text:p>
      <text:p text:style-name="P52"/>
      <text:p text:style-name="P49"><text:span text:style-name="T5">Pré-condição</text:span><text:span text:style-name="T6">: </text:span><text:span text:style-name="T6">Supervisor estar logado no sistema. </text:span><text:span text:style-name="T8">Opção de </text:span><text:span text:style-name="T8">buscar um aluno</text:span><text:span text:style-name="T8"> ser </text:span><text:span text:style-name="T8">escolhida</text:span><text:span text:style-name="T8"> no sistema.</text:span></text:p>
      <text:p text:style-name="P52"/>
      <text:p text:style-name="P49"><text:span text:style-name="T5">Pós-condição</text:span><text:span text:style-name="T6">: </text:span><text:span text:style-name="T6">Sistema apresenta os dados cadastrais do aluno buscado pelo supervisor</text:span><text:span text:style-name="T6">.</text:span></text:p>
      <text:p text:style-name="P54"/>
      <text:p text:style-name="P47">Fluxo Principal:</text:p>
      <text:p text:style-name="P53"><text:tab/></text:p>
      <text:p text:style-name="P49"><text:span text:style-name="T7"><text:tab/></text:span><text:span text:style-name="T5">1</text:span><text:span text:style-name="T11">-</text:span><text:span text:style-name="T10">O sistema apresenta ao </text:span><text:span text:style-name="T10">supervisor</text:span><text:span text:style-name="T10"> </text:span><text:span text:style-name="T10">um campo de busca </text:span><text:span text:style-name="T10">e</text:span><text:span text:style-name="T10"> informa que a busca pode ser realizada por número de matrícula.</text:span></text:p>
      <text:p text:style-name="P49"><text:span text:style-name="T10"><text:tab/></text:span><text:span text:style-name="T11">2-</text:span><text:span text:style-name="T10">Supervisor preenche o campo de busca com a matrícula </text:span><text:span text:style-name="T10">do aluno desejado.</text:span></text:p>
      <text:p text:style-name="P49"><text:span text:style-name="T10"><text:tab/></text:span><text:span text:style-name="T11">3-</text:span><text:span text:style-name="T10">O sistema busca o aluno utilizando como critério o valor colocado no campo de busca.</text:span></text:p>
      <text:p text:style-name="P49"><text:tab/><text:span text:style-name="T9">4-</text:span><text:span text:style-name="T15">O sistema apresenta o nome do aluno, o seu número de matrícula, o tipo do aluno, se é um monitor ou pesquisador e permite que o supervisor </text:span><text:span text:style-name="T15">escolha</text:span><text:span text:style-name="T15"> o aluno apresentado </text:span><text:span text:style-name="T15">para visualizar mais informações.</text:span></text:p>
      <text:p text:style-name="P49"><text:span text:style-name="T15"><text:tab/></text:span><text:span text:style-name="T9">5-</text:span><text:span text:style-name="T15">se ( supervisor seleciona</text:span><text:span text:style-name="T15">r</text:span><text:span text:style-name="T15"> aluno )</text:span></text:p>
      <text:p text:style-name="P49"><text:span text:style-name="T15"><text:tab/><text:tab/></text:span><text:span text:style-name="T9">5.1-</text:span><text:span text:style-name="T15"> extend </text:span><text:span text:style-name="T15">S</text:span><text:span text:style-name="T15">elecionar aluno</text:span></text:p>
      <text:p text:style-name="P49"><text:span text:style-name="T15"><text:tab/></text:span><text:span text:style-name="T9">6-</text:span><text:span text:style-name="T15"> O supervisor visualiza as informações apresentadas pelo sistema</text:span></text:p>
      <text:p text:style-name="P49"><text:span text:style-name="T15"><text:tab/></text:span><text:span text:style-name="T9">7-</text:span><text:span text:style-name="T15"> O caso de uso é encerrado.</text:span></text:p>
      <text:p text:style-name="P46"><text:tab/></text:p>
      <text:p text:style-name="P49"/>
      <text:p text:style-name="P47">Fluxo Alternativo 1:</text:p>
      <text:p text:style-name="P52"/>
      <text:p text:style-name="P49"><text:span text:style-name="T5"><text:tab/></text:span><text:span text:style-name="T7">No passo </text:span><text:span text:style-name="T7">3</text:span><text:span text:style-name="T6"> do fluxo principal, pode ser </text:span><text:span text:style-name="T6">que o sistema não encontre o cadastro de um aluno com o critério de busca informado. Nesse caso, o sistema informa ao usuário supervisor que não foram encontrados alunos.</text:span></text:p>
      <text:p text:style-name="P12"/>
      <text:h text:style-name="P118" text:outline-level="2"/>
      <text:p text:style-name="P11"/>
      <text:p text:style-name="P11"/>
      <text:p text:style-name="P11"/>
      <text:h text:style-name="Heading_20_2" text:outline-level="2"><text:span text:style-name="T5">UC0</text:span><text:span text:style-name="T5">0</text:span><text:span text:style-name="T5">2</text:span><text:span text:style-name="T6">: </text:span><text:span text:style-name="T6">Imprimir relatório de frequência mensal</text:span></text:h>
      <text:p text:style-name="P52"/>
      <text:p text:style-name="P49"><text:span text:style-name="T5">Atores</text:span><text:span text:style-name="T6">: </text:span><text:span text:style-name="T6">Supervisor</text:span></text:p>
      <text:p text:style-name="P52"/>
      <text:p text:style-name="P49"><text:soft-page-break/><text:span text:style-name="T5">Descrição</text:span><text:span text:style-name="T6">: </text:span><text:span text:style-name="T6">O supervisor deseja </text:span><text:span text:style-name="T6">imprimir o relatório de frequência mensal um aluno cadastrado no sistema.</text:span></text:p>
      <text:p text:style-name="P52"/>
      <text:p text:style-name="P49"><text:span text:style-name="T5">Requisitos</text:span><text:span text:style-name="T6">: </text:span></text:p>
      <text:p text:style-name="P52"/>
      <text:p text:style-name="P49"><text:span text:style-name="T5">Pré-condição</text:span><text:span text:style-name="T6">: </text:span><text:span text:style-name="T6">Supervisor estar logado no sistema. </text:span></text:p>
      <text:p text:style-name="P52"/>
      <text:p text:style-name="P49"><text:span text:style-name="T5">Pós-condição</text:span><text:span text:style-name="T6">: </text:span></text:p>
      <text:p text:style-name="P54"/>
      <text:p text:style-name="P47">Fluxo Principal:</text:p>
      <text:p text:style-name="P53"><text:tab/></text:p>
      <text:p text:style-name="P48"><text:tab/></text:p>
      <text:p text:style-name="P46"><text:tab/></text:p>
      <text:p text:style-name="P49"/>
      <text:p text:style-name="P47">Fluxo Alternativo 1:</text:p>
      <text:p text:style-name="P52"/>
      <text:p text:style-name="P47"><text:tab/></text:p>
      <text:p text:style-name="P12"/>
      <text:p text:style-name="P11"/>
      <text:p text:style-name="P11"/>
      <text:p text:style-name="P90"><text:span text:style-name="T17">UC003: </text:span><text:span text:style-name="T18">Visualizar confirmação de relatório</text:span></text:p>
      <text:p text:style-name="P86"><text:span text:style-name="T13">Atores</text:span><text:span text:style-name="T14">:Aluno,servidor público, navegador</text:span></text:p>
      <text:p text:style-name="P86"><text:span text:style-name="T13">Descrição:</text:span><text:span text:style-name="T14">O aluno preenche e envia o formulário referente ao seu relátório e deseja visualizar a confirmação do envio e recebimento por parte do servidor público.</text:span></text:p>
      <text:p text:style-name="P86"><text:span text:style-name="T13">Requisito:</text:span><text:span text:style-name="T14">RF030.</text:span></text:p>
      <text:p text:style-name="P86"><text:span text:style-name="T13">Pré-condição:</text:span><text:span text:style-name="T14">Formulário preenchido e enviado pelo aluno para o servidor público</text:span></text:p>
      <text:p text:style-name="P86"><text:span text:style-name="T13">Pós-condição:</text:span><text:span text:style-name="T14">Informações do formulário preenchidos pelo aluno enviados e recebidos pelo servidor público, e comprovante da confirmação de envio e recebimento das informações visualizadas pelo aluno.</text:span></text:p>
      <text:p text:style-name="P88">Fluxo principal:</text:p>
      <text:p text:style-name="P86"><text:span text:style-name="T13">1</text:span><text:span text:style-name="T14"> </text:span><text:span text:style-name="T13">-</text:span><text:span text:style-name="T14"> Aluno realiza login no sistema</text:span></text:p>
      <text:p text:style-name="P86"><text:span text:style-name="T13">2</text:span><text:span text:style-name="T14"> </text:span><text:span text:style-name="T13">-</text:span><text:span text:style-name="T14"> Aluno seleciona a opção referente ao preenchimento do formulário referente ao relatório</text:span></text:p>
      <text:p text:style-name="P86"><text:span text:style-name="T13">3</text:span><text:span text:style-name="T14"> </text:span><text:span text:style-name="T13">-</text:span><text:span text:style-name="T14"> Aluno preenche o formulário</text:span></text:p>
      <text:p text:style-name="P86"><text:span text:style-name="T13">4</text:span><text:span text:style-name="T14"> </text:span><text:span text:style-name="T13">-</text:span><text:span text:style-name="T14"> Informações do formulário são transformados em um documento .pdf</text:span></text:p>
      <text:p text:style-name="P86"><text:span text:style-name="T13">5</text:span><text:span text:style-name="T14"> </text:span><text:span text:style-name="T13">-</text:span><text:span text:style-name="T14"> Navegador envia o documento para o servidor público utilizando como ponte um servidor Web</text:span></text:p>
      <text:p text:style-name="P86"><text:soft-page-break/><text:span text:style-name="T13">6</text:span><text:span text:style-name="T14"> </text:span><text:span text:style-name="T13">-</text:span><text:span text:style-name="T14"> Servidor público recebe as o documento enviado pelo aluno</text:span></text:p>
      <text:p text:style-name="P86"><text:span text:style-name="T13">7</text:span><text:span text:style-name="T14"> </text:span><text:span text:style-name="T13">-</text:span><text:span text:style-name="T14"> Servidor público altera a situação do aluno de pendente para OK no contexto referente ao recebimento dos relátórios dos alunos</text:span></text:p>
      <text:p text:style-name="P86"><text:span text:style-name="T13">8</text:span><text:span text:style-name="T14"> </text:span><text:span text:style-name="T13">-</text:span><text:span text:style-name="T14"> Quando a situação do aluno é alterada para OK, o navegador envia para o aluno, utilizando como intermediário um servidor Web, um documento em formato .pdf informando que seu relatório foi recebido.</text:span></text:p>
      <text:p text:style-name="P86"><text:span text:style-name="T13">9 - </text:span><text:span text:style-name="T14">Aluno recebe o documento referente a confirmação do envio do seu formulário, utilizando como intermediário um servidor Web, e visualiza-o através do seu navegador.</text:span></text:p>
      <text:p text:style-name="P87"/>
      <text:p text:style-name="P88">Fluxo alternativo:</text:p>
      <text:p text:style-name="P87">Nos passos 4 e 8, caso a conexão com a Internet do usuário seja perdida enquanto o processo de envio <text:s/>do documento em formato .pdf está ocorrendo, e este consequentemente for interrompido, será informado ao cliente de que o documento não pode ser enviado, <text:s/>será solicitado ao mesmo o reenvio do documento.</text:p>
      <text:p text:style-name="P87"/>
      <text:p text:style-name="P86"><text:span text:style-name="T13">UC00</text:span><text:span text:style-name="T13">4</text:span><text:span text:style-name="T14">:Solicitar impressão da confirmação do relatório</text:span></text:p>
      <text:p text:style-name="P86"><text:span text:style-name="T13">Atores:</text:span><text:span text:style-name="T14">Aluno, servidor público, navegador</text:span></text:p>
      <text:p text:style-name="P86"><text:span text:style-name="T13">Descrição:</text:span><text:span text:style-name="T14"> O aluno recebeu o documento referente a confirmação de envio do seu relatório e deseja realizar a sua impressão. O sistema disponibliza a possibilidade de impressão através de um navegador.</text:span></text:p>
      <text:p text:style-name="P86"><text:span text:style-name="T13">Requisito:</text:span><text:span text:style-name="T14">RF013.</text:span></text:p>
      <text:p text:style-name="P86"><text:span text:style-name="T13">Pré-condição:</text:span><text:span text:style-name="T14">Aluno visualiza documento referente a confirmação do envio do seu relatório e solicita que este seja impresso.</text:span></text:p>
      <text:p text:style-name="P86"><text:span text:style-name="T13">Pós-condição:</text:span><text:span text:style-name="T14">Documento referente a confirmação de envio do relatório do aluno impresso.</text:span></text:p>
      <text:p text:style-name="P88">Fluxo principal:</text:p>
      <text:p text:style-name="P86"><text:span text:style-name="T13">1 -</text:span><text:span text:style-name="T14"> Aluno recebe Documento referente a confirmação de envio do relatório e visualiza através do navegador, e a concretização desse processo de recebimento do documento ocorreu utilizando-se como intermediário um servidor Web.</text:span></text:p>
      <text:p text:style-name="P86"><text:span text:style-name="T13">3 -</text:span><text:span text:style-name="T14"> Aluno seleciona opção referente a impressão do documento referente a confirmação de envio do documento Web.</text:span></text:p>
      <text:p text:style-name="P86"><text:span text:style-name="T13">4 -</text:span><text:span text:style-name="T14"> Navegador disponibiliza para o aluno a visualização do documento em modo de impressão.</text:span></text:p>
      <text:p text:style-name="P86"><text:span text:style-name="T13">5 -</text:span><text:span text:style-name="T14"> Aluno configura e solicita a impressão do documento para a impressora</text:span></text:p>
      <text:p text:style-name="P86"><text:span text:style-name="T13">6 -</text:span><text:span text:style-name="T14"> Navegador encaminha documento para a fila de impressão da impressora</text:span></text:p>
      <text:p text:style-name="P89"><text:soft-page-break/>7 - Documento é impresso.</text:p>
      <text:p text:style-name="P88">Fluxo alternativo:</text:p>
      <text:p text:style-name="P87">No passo 6, caso ocorra algum problema em relação a impressora, o sistema informará que o documento não foi impresso.</text:p>
      <text:p text:style-name="P87"><text:s/></text:p>
      <text:p text:style-name="P86"><text:span text:style-name="T13">UC00</text:span><text:span text:style-name="T13">5</text:span><text:span text:style-name="T13">:</text:span><text:span text:style-name="T14">Editar Relatório não enviado</text:span></text:p>
      <text:p text:style-name="P86"><text:span text:style-name="T13">Atores:</text:span><text:span text:style-name="T14">Aluno, servidor público, navegador</text:span></text:p>
      <text:p text:style-name="P86"><text:span text:style-name="T13">Descrição:</text:span><text:span text:style-name="T14">Aluno deseja editar relatório salvo e não enviado, para que após a edição, envie para o servidor púlbico.</text:span></text:p>
      <text:p text:style-name="P86"><text:span text:style-name="T13">Requisito:</text:span><text:span text:style-name="T14">RF04</text:span></text:p>
      <text:p text:style-name="P86"><text:span text:style-name="T13">Pré-condição:</text:span><text:span text:style-name="T14">Relatório preenchido e salvo no contexto do aluno.</text:span></text:p>
      <text:p text:style-name="P86"><text:span text:style-name="T13">Pós-condição:</text:span><text:span text:style-name="T14">Relatório recebido pelo o servidor público.</text:span></text:p>
      <text:p text:style-name="P88">Fluxo principal:</text:p>
      <text:p text:style-name="P86"><text:span text:style-name="T13">1 -</text:span><text:span text:style-name="T14"> Aluno preenche e salva relatório em seu contexto.</text:span></text:p>
      <text:p text:style-name="P86"><text:span text:style-name="T13">2 -</text:span><text:span text:style-name="T14"> Aluno seleciona a opção que possibilita edição do documento.</text:span></text:p>
      <text:p text:style-name="P86"><text:span text:style-name="T13">3 -</text:span><text:span text:style-name="T14"> Aluno edita e salva as novas alterações realizadas no documento</text:span></text:p>
      <text:p text:style-name="P86"><text:span text:style-name="T13">4 -</text:span><text:span text:style-name="T14"> Navegador gera um novo documento em formato .pdf</text:span></text:p>
      <text:p text:style-name="P86"><text:span text:style-name="T13">5 -</text:span><text:span text:style-name="T14"> Aluno seleciona a opção referente ao envio do documento para o servidor público</text:span></text:p>
      <text:p text:style-name="P86"><text:span text:style-name="T13">6 -</text:span><text:span text:style-name="T14"> Navegador envia o documento para o servidor público, utilizando como intermediário o servidor Web.</text:span></text:p>
      <text:p text:style-name="P86"><text:span text:style-name="T13">7 -</text:span><text:span text:style-name="T14"> Servidor público recebe o documento referente ao relatório do aluno e a situação do aluno é modificada de pendente para OK.</text:span></text:p>
      <text:p text:style-name="P86"><text:span text:style-name="T13">8 -</text:span><text:span text:style-name="T14"> Navegador envia documento referente a confirmação de envio do relatório para o aluno, quando a situação do aluno é modificada de pendente para OK no contexto do servidor público.</text:span></text:p>
      <text:p text:style-name="P88">Fluxo alternativo:</text:p>
      <text:p text:style-name="P87">No passo 6, caso a conexão com a Internet do usuário seja perdida enquanto o processo de envio <text:s/>do documento em formato .pdf está ocorrendo, e este consequentemente for interrompido, será informado ao cliente de que o documento não pode ser enviado, <text:s/>será solicitado ao mesmo o reenvio do documento</text:p>
      <text:p text:style-name="P87"/>
      <text:p text:style-name="P109"><text:soft-page-break/>UC006:Listar relatórios para monitores (Eu monitor loguei e estou vendo os meus relatórios )</text:p>
      <text:p text:style-name="P87">Atores:Servidor público.</text:p>
      <text:p text:style-name="P87">Descrição:Servidor público deseja listar informações referentes aos alunos que enviaram seus relatórios.</text:p>
      <text:p text:style-name="P87">Requisito:RF012.</text:p>
      <text:p text:style-name="P87">Pré-condição:Todos os alunos listados.</text:p>
      <text:p text:style-name="P87">Pós-condição:Listagem de informações dos alunos que enviaram seus relatórios.</text:p>
      <text:p text:style-name="P87">Fluxo principal:</text:p>
      <text:p text:style-name="P87">1 - Servidor público realiza login no sistema</text:p>
      <text:p text:style-name="P87">2 - Servidor público seleciona opção referente a visualização de relatórios dos alunos</text:p>
      <text:p text:style-name="P87">3 - Servidor público seleciona opção referente a listagem de alunos que enviaram seus relatórios</text:p>
      <text:p text:style-name="P87">4 - Servidor público visualiza a listagem de informações referentes aos alunos que enviaram seus relatórios.</text:p>
      <text:p text:style-name="P91">sistema, não cadastrando os dados inseridos e permitindo que o Revendedor insira os dados nos campos novamente no passo 2.</text:p>
      <text:p text:style-name="P91"/>
      <text:p text:style-name="P92">[ Douglas Albuquerque ]</text:p>
      <text:p text:style-name="P92"/>
      <text:p text:style-name="P55"><text:span text:style-name="T9">UC01</text:span>: Realizar login</text:p>
      <text:p text:style-name="P55"/>
      <text:p text:style-name="P58"><text:span text:style-name="T12">Ator: </text:span><text:span text:style-name="T12">Funcionário,Aluno</text:span></text:p>
      <text:p text:style-name="P55">Descrição: O usuário deseja acessar o sistema e para isso é preciso entrar com um login e senha. </text:p>
      <text:p text:style-name="P55">Requisitos: <text:span text:style-name="T19">RF031</text:span></text:p>
      <text:p text:style-name="P55">Pré-condição: O usuário seleciona a opção de login: funcionário ou aluno,e informa o login e a senha.</text:p>
      <text:p text:style-name="P55">Pós-condição: O sistema abre no menu da seção escolhida pelo usuário.</text:p>
      <text:p text:style-name="Text_20_body"/>
      <text:p text:style-name="P55">Fluxo Principal: </text:p>
      <text:p text:style-name="P55"/>
      <text:p text:style-name="P55">1-O usuário seleciona a opção de funcionário ou aluno.</text:p>
      <text:p text:style-name="P55">2-O sistema solicita que o usuário informe seu login e senha.</text:p>
      <text:p text:style-name="P55">3-O usuário preenche os campos solicitados</text:p>
      <text:p text:style-name="P55">4-O sistema valida os campos informados</text:p>
      <text:p text:style-name="P55">5-O sistema abre no menu da seção escolhida pelo usuário</text:p>
      <text:p text:style-name="P55"><text:soft-page-break/></text:p>
      <text:p text:style-name="P55">Fluxo Alternativo 1:</text:p>
      <text:p text:style-name="P55"><text:tab/>No passo <text:s/>4 do fluxo principal, pode ser que algum dos campos informados estejam incorretos. Nesse caso o sistema informa que os campos estão incorretos e pede para que o usuário tente novamente.</text:p>
      <text:p text:style-name="P55"/>
      <text:p text:style-name="P55">Fluxo Alternativo 2:</text:p>
      <text:p text:style-name="P55"><text:tab/>O usuário pode escolher a opção voltar para retornar a seleção da opção de login: funcionário ou aluno.</text:p>
      <text:p text:style-name="P55"><text:tab/></text:p>
      <text:p text:style-name="P55"><text:tab/></text:p>
      <text:p text:style-name="P56"><text:bookmark text:name="docs-internal-guid-8b5e24d0-c812-3627-9b8c-51105d5fab03"/>UC02: Listar monitores para supervisores ( Eu supervisor loguei e estou vendo a lista dos monitores cadastrados no sistema, está pode ser filtrada utilizando os criterios apresentandos nos RF... )</text:p>
      <text:p text:style-name="P55"/>
      <text:p text:style-name="P55">Ator: Funcionário</text:p>
      <text:p text:style-name="P55">Descrição: O funcionário deseja saber quais alunos estão com o relatório de frequência pendentes.</text:p>
      <text:p text:style-name="P55">Requisitos: RF011</text:p>
      <text:p text:style-name="P55">Pré-condição: Opção de listar alunos pendentes ser selecionada no sistema.</text:p>
      <text:p text:style-name="P55">Pós-condição: O sistema exibe a lista com o nome, e-mail do aluno..</text:p>
      <text:p text:style-name="Text_20_body"/>
      <text:p text:style-name="P55">Fluxo Principal: </text:p>
      <text:p text:style-name="Text_20_body"/>
      <text:p text:style-name="P55">1- O usuário acessa o sistema como funcionário.</text:p>
      <text:p text:style-name="P55">2- O usuário seleciona a opção de listar alunos pendentes.</text:p>
      <text:p text:style-name="P55">3-O sistema solicitará o tipo do aluno,que pode ser:</text:p>
      <text:p text:style-name="P63">a)Monitor</text:p>
      <text:p text:style-name="P80">b)Pesquisador </text:p>
      <text:p text:style-name="P55">4-O usuário informará a opção desejada. </text:p>
      <text:p text:style-name="P55">5-O sistema busca os alunos pendentes. </text:p>
      <text:p text:style-name="P55">6-O sistema exibe uma lista contendo o nome e o e-mail dos alunos. </text:p>
      <text:p text:style-name="Text_20_body"/>
      <text:p text:style-name="P55">Fluxo Alternativo 1: </text:p>
      <text:p text:style-name="P63">No passo 6 do fluxo principal, pode ser que na modalidade escolhida não exista alunos pendente. Nesse caso o sistema exibi uma mensagem avisando que não há alunos pendentes na modalidade escolhida e retorna ao passo 2.</text:p>
      <text:p text:style-name="Text_20_body"/>
      <text:p text:style-name="P55">Fluxo Alternativo 2: </text:p>
      <text:p text:style-name="Text_20_body"><text:soft-page-break/></text:p>
      <text:p text:style-name="P55"><text:tab/>O usuário poderá sair do fluxo principal a qualquer momento, não exibindo a listagem dos alunos pendentes, retornando a seção funcionário, encerrando o caso de uso.</text:p>
      <text:p text:style-name="P59"/>
      <text:p text:style-name="P57">RF017 – Disponibilizar alteração de senha O sistema deve possibilitar que o usuário aluno, seja monitor ou pesquisador, altere a sua senha. </text:p>
      <text:p text:style-name="P55"><text:span text:style-name="T20">RF018 – Requisitar nova senha O sistema deve possibilitar que o usuário aluno, seja monitor ou pesquisador, requisite uma nova senha em caso de perda de acesso ao sistema devido a esquecimento de senha. Para isso, esta precisa solicitar o envio de uma nova senha, e esta será enviada para e-mail o aluno.</text:span> </text:p>
      <text:p text:style-name="P55"/>
      <text:p text:style-name="P55">UC03: Alterar senha</text:p>
      <text:p text:style-name="P55"/>
      <text:p text:style-name="P58"><text:span text:style-name="T12">Ator: </text:span><text:span text:style-name="T12">Aluno,</text:span><text:span text:style-name="T12">Funcionário</text:span></text:p>
      <text:p text:style-name="P55">Descrição: O usuário deseja alterar sua senha.</text:p>
      <text:p text:style-name="P55">Requisitos: <text:span text:style-name="T19">RF017</text:span></text:p>
      <text:p text:style-name="P55">Pré-condição: O usuário seleciona a opção de alterar senha.</text:p>
      <text:p text:style-name="P55">Pós-condição: O sistema salva a nova senha informada pelo usuário.</text:p>
      <text:p text:style-name="P68"/>
      <text:p text:style-name="Text_20_body"><text:span text:style-name="T12">Fluxo </text:span><text:span text:style-name="T12">Principal</text:span><text:span text:style-name="T12">:</text:span></text:p>
      <text:p text:style-name="P68">1-O usuário <text:s/>seleciona a opção de alterar senha.</text:p>
      <text:p text:style-name="P68">2-O sistema solicita a senha antiga.</text:p>
      <text:p text:style-name="P68">3-O usuário informa a senha antiga.</text:p>
      <text:p text:style-name="P68">4-O sistema valida a senha antiga.</text:p>
      <text:p text:style-name="P68">5-O sistema solicita que o usuário informe a nova senha e a confirme.</text:p>
      <text:p text:style-name="P68">6-O sistema valida a senha.</text:p>
      <text:p text:style-name="P68">7-O sistema exibe uma mensagem de confirmação da alteração.</text:p>
      <text:p text:style-name="P68"><text:s/></text:p>
      <text:p text:style-name="P68">Fluxo Alternativo 1:</text:p>
      <text:p text:style-name="P68"><text:tab/>No passo 4 do fluxo principal, caso a senha antiga informada pelo usuário esteja incorreta, o sistema exibirá uma mensagem informando que a senha está incorreta e solicitará a senha novamente.</text:p>
      <text:p text:style-name="P68">Fluxo Alternativo 2:</text:p>
      <text:p text:style-name="Text_20_body"><text:span text:style-name="T12"><text:tab/></text:span><text:span text:style-name="T12">No passo 6 do fluxo principal, caso a nova senha e a confirmação de senha não sejam válidas o sistema informará que as senhas são distintas e solicitará que ele repita o passo 5 do fluxo principal.</text:span></text:p>
      <text:p text:style-name="P68"><text:soft-page-break/>Fluxo Alternativo 3:</text:p>
      <text:p text:style-name="P68"><text:tab/>O usuário pode selecionar a opção voltar a qualquer momento do fluxo principal.</text:p>
      <text:p text:style-name="P68"/>
      <text:p text:style-name="Text_20_body"><text:span text:style-name="T12">UC04:Solicitar nova senha</text:span><text:line-break/></text:p>
      <text:p text:style-name="P58"><text:span text:style-name="T12">Ator: </text:span><text:span text:style-name="T12">Aluno</text:span><text:span text:style-name="T12">,</text:span><text:span text:style-name="T12">Funcionário</text:span></text:p>
      <text:p text:style-name="P58"><text:span text:style-name="T12">Descrição: O </text:span><text:span text:style-name="T12">usuário</text:span><text:span text:style-name="T12"> deseja </text:span><text:span text:style-name="T12">solicitar uma nova senha.</text:span></text:p>
      <text:p text:style-name="P55">Requisitos: <text:span text:style-name="T19">RF018</text:span></text:p>
      <text:p text:style-name="P55">Pré-condição: O usuário seleciona a opção de solicitar nova senha.</text:p>
      <text:p text:style-name="P55">Pós-condição: O usuário recebe um e-mail com sua nova senha.</text:p>
      <text:p text:style-name="P68"/>
      <text:p text:style-name="Text_20_body"><text:span text:style-name="T12">Fluxo </text:span><text:span text:style-name="T12">Principal</text:span><text:span text:style-name="T12">:</text:span></text:p>
      <text:p text:style-name="P68">1-O usuário solicita a opção de receber uma nova senha</text:p>
      <text:p text:style-name="P68">2-O sistema envia um e-mail com o requerimento de troca de senha daquele usuário para o administrador do sistema.</text:p>
      <text:p text:style-name="P68">3-O administrador do sistema envia a nova senha para o e-mail do usuário.</text:p>
      <text:p text:style-name="Text_20_body"><text:span text:style-name="T12">4-O usuário </text:span><text:span text:style-name="T12">receberá a nova senha no e-mail e poderá entrar novamente no sistema.</text:span></text:p>
      <text:p text:style-name="P68">Fluxo Alternativo 1:</text:p>
      <text:p text:style-name="P68"><text:tab/>O usuário poderá selecionar a opção voltar a qualquer momento do fluxo principal.</text:p>
      <text:p text:style-name="P93"/>
      <text:p text:style-name="P51"/>
      <text:p text:style-name="P11"/>
      <text:p text:style-name="P11"/>
      <text:p text:style-name="P11"/>
      <text:p text:style-name="P11"/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alibri1" svg:font-family="Calibri"/>
    <style:font-face style:name="Courier New1" svg:font-family="'Courier New'"/>
    <style:font-face style:name="OpenSymbol1" svg:font-family="OpenSymbol"/>
    <style:font-face style:name="Verdana" svg:font-family="Verdana"/>
    <style:font-face style:name="helvetica" svg:font-family="helvetica, arial, sans-serif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1pt" fo:letter-spacing="normal" fo:language="pt" fo:country="BR" fo:font-style="normal" style:text-underline-style="none" fo:font-weight="normal" style:letter-kerning="true" style:font-size-asian="11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text-align="center" style:justify-single-word="false" fo:keep-with-next="always"/>
      <style:text-properties style:font-name="Arial" fo:font-size="28pt" fo:font-weight="bold" style:font-name-asian="MS Mincho" style:font-size-asian="28pt" style:font-weight-asian="bold" style:font-name-complex="Tahoma" style:font-size-complex="28pt" style:font-weight-complex="bold"/>
    </style:style>
    <style:style style:name="Text_20_body" style:display-name="Text body" style:family="paragraph" style:parent-style-name="Texto_20_de_20_nota_20_de_20_fim" style:class="text">
      <style:paragraph-properties loext:contextual-spacing="false" fo:margin-top="0cm" fo:margin-bottom="0.247cm" fo:line-height="120%" fo:hyphenation-ladder-count="no-limit"/>
      <style:text-properties fo:font-size="12pt" style:font-size-asian="12pt" fo:hyphenate="false" fo:hyphenation-remain-char-count="0" fo:hyphenation-push-char-count="0"/>
    </style:style>
    <style:style style:name="Subtitle" style:family="paragraph" style:parent-style-name="Standard" style:next-style-name="Standard" style:class="chapter">
      <style:paragraph-properties loext:contextual-spacing="false" fo:margin-top="0cm" fo:margin-bottom="0.353cm" fo:keep-together="always" fo:hyphenation-ladder-count="no-limit" fo:keep-with-next="always"/>
      <style:text-properties fo:color="#666666" style:font-name="Trebuchet MS" fo:font-size="13pt" fo:font-style="italic" style:font-name-asian="Trebuchet MS" style:font-size-asian="13pt" style:font-style-asian="italic" style:font-name-complex="Trebuchet MS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353cm" fo:margin-bottom="0cm" fo:keep-together="always" fo:hyphenation-ladder-count="no-limit" fo:keep-with-next="always"/>
      <style:text-properties fo:font-size="16pt" style:font-name-asian="Trebuchet MS" style:font-size-asian="16pt" style:font-name-complex="Trebuchet MS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hyphenation-ladder-count="no-limit" fo:keep-with-next="always"/>
      <style:text-properties fo:font-size="14pt" style:font-name-asian="Trebuchet MS" style:font-size-asian="14pt" style:font-name-complex="Trebuchet MS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282cm" fo:margin-bottom="0cm" fo:keep-together="always" fo:hyphenation-ladder-count="no-limit" fo:keep-with-next="always"/>
      <style:text-properties fo:color="#00000a" fo:font-size="13pt" style:font-name-asian="Trebuchet MS" style:font-size-asian="13pt" style:font-name-complex="Trebuchet MS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style:text-underline-style="solid" style:text-underline-width="auto" style:text-underline-color="font-color" style:text-underline-mode="continuous" style:text-overline-mode="continuous" style:text-line-through-mode="continuous" style:font-name-asian="Trebuchet MS" style:font-name-complex="Trebuchet MS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style:font-name-asian="Trebuchet MS" style:font-name-complex="Trebuchet MS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fo:font-style="italic" style:font-name-asian="Trebuchet MS" style:font-style-asian="italic" style:font-name-complex="Trebuchet MS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071cm" fo:margin-bottom="0cm" fo:keep-together="always" fo:hyphenation-ladder-count="no-limit" fo:keep-with-next="always"/>
      <style:text-properties fo:color="#00000a" fo:font-size="16pt" style:font-size-asian="16pt" style:font-style-complex="italic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071cm" fo:margin-bottom="0cm" fo:keep-together="always" fo:hyphenation-ladder-count="no-limit" fo:keep-with-next="always"/>
      <style:text-properties fo:color="#272727" style:font-name="Calibri Light" fo:font-size="10.5pt" style:font-size-asian="10.5pt" style:font-size-complex="10.5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071cm" fo:margin-bottom="0cm" fo:keep-together="always" fo:hyphenation-ladder-count="no-limit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fo:hyphenate="false" fo:hyphenation-remain-char-count="0" fo:hyphenation-push-char-count="0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 fo:hyphenation-remain-char-count="0" fo:hyphenation-push-char-count="0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loext:contextual-spacing="false" fo:margin-top="0.423cm" fo:margin-bottom="0cm" fo:line-height="105%" fo:hyphenation-ladder-count="no-limit"/>
      <style:text-properties style:font-name-asian="Arial" style:font-name-complex="Arial" style:font-size-complex="16pt" fo:hyphenate="false" fo:hyphenation-remain-char-count="0" fo:hyphenation-push-char-count="0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 fo:hyphenation-remain-char-count="0" fo:hyphenation-push-char-count="0"/>
    </style:style>
    <style:style style:name="Parágrafo_20_da_20_Lista" style:display-name="Parágrafo da Lista" style:family="paragraph" style:parent-style-name="Standard">
      <style:paragraph-properties loext:contextual-spacing="false"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Normal" style:display-name="Texto Normal" style:family="paragraph">
      <style:paragraph-properties loext:contextual-spacing="false" fo:margin="100%" fo:margin-left="1.02cm" fo:margin-right="0cm" fo:margin-top="0.106cm" fo:margin-bottom="0.106cm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style:font-name-asian="Times New Roman" style:font-name-complex="Times New Roman" fo:hyphenate="false" fo:hyphenation-remain-char-count="0" fo:hyphenation-push-char-count="0"/>
    </style:style>
    <style:style style:name="Com_20_marcadores" style:display-name="Com marcadores" style:family="paragraph" style:parent-style-name="Standard" style:auto-update="true">
      <style:paragraph-properties loext:contextual-spacing="false" fo:margin="100%" fo:margin-left="1.752cm" fo:margin-right="0cm" fo:margin-top="0.106cm" fo:margin-bottom="0.106cm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weight="bold" style:font-name-asian="Times New Roman" style:font-weight-asian="bold" style:font-name-complex="Times New Roman" fo:hyphenate="false" fo:hyphenation-remain-char-count="0" fo:hyphenation-push-char-count="0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auto-update="true" style:class="index">
      <style:paragraph-properties loext:contextual-spacing="false" fo:margin="100%" fo:margin-left="0.388cm" fo:margin-right="0cm" fo:margin-top="0cm" fo:margin-bottom="0.176cm" fo:line-height="105%" fo:hyphenation-ladder-count="no-limit" fo:text-indent="0cm" style:auto-text-indent="false">
        <style:tab-stops/>
      </style:paragraph-properties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auto-update="true" style:class="index">
      <style:paragraph-properties loext:contextual-spacing="false" fo:margin-top="0cm" fo:margin-bottom="0.176cm" fo:line-height="105%" fo:hyphenation-ladder-count="no-limit"/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auto-update="true" style:class="index">
      <style:paragraph-properties loext:contextual-spacing="false" fo:margin="100%" fo:margin-left="0.776cm" fo:margin-right="0cm" fo:margin-top="0cm" fo:margin-bottom="0.176cm" fo:line-height="105%" fo:hyphenation-ladder-count="no-limit" fo:text-indent="0cm" style:auto-text-indent="false">
        <style:tab-stops/>
      </style:paragraph-properties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0" fo:hyphenation-push-char-count="0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 fo:hyphenation-remain-char-count="0" fo:hyphenation-push-char-count="0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0" fo:hyphenation-push-char-count="0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loext:contextual-spacing="false"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size-asian="16pt" style:font-name-complex="Arial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size="10.5pt" style:font-name-asian="Arial" style:font-size-asian="10.5pt" style:font-name-complex="Arial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size-asian="16pt" style:font-name-complex="Trebuchet MS"/>
    </style:style>
    <style:style style:name="Titulo_20_1_20_Char" style:display-name="Titulo 1 Char" style:family="text" style:parent-style-name="Título_20_1_20_Char">
      <style:text-properties fo:color="#00000a" style:font-name="Trebuchet MS" fo:font-size="16pt" style:font-name-asian="Arial" style:font-size-asian="16pt" style:font-name-complex="Arial" style:font-style-complex="italic"/>
    </style:style>
    <style:style style:name="ListLabel_20_1" style:display-name="ListLabel 1" style:family="text">
      <style:text-properties style:font-name-complex="Courier New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02cm solid #000000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ocumento de Requisitos</text:p>
        <text:p text:style-name="Header"/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0"><draw:text-box><text:p text:style-name="MP1"><text:span text:style-name="Fonte_20_parág._20_padrão"><text:span text:style-name="MT1"><text:page-number text:select-page="current">6</text:page-number></text:span></text:span></text:p></draw:text-box></draw:frame></text:p>
        <text:p text:style-name="Footer"/>
        <text:p text:style-name="Footer"><text:span text:style-name="Fonte_20_parág._20_padrão"><text:span text:style-name="MT2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Documento de requisitos</dc:title>
    <meta:initial-creator>Edmilson Santana</meta:initial-creator>
    <meta:creation-date>2014-11-13T23:57:00Z</meta:creation-date>
    <dc:date>2015-09-15T09:22:52.59</dc:date>
    <meta:print-date>2014-10-01T22:23:00Z</meta:print-date>
    <meta:editing-cycles>1489</meta:editing-cycles>
    <meta:editing-duration>P1DT21H28M43S</meta:editing-duration>
    <meta:document-statistic meta:table-count="3" meta:image-count="0" meta:object-count="0" meta:page-count="27" meta:paragraph-count="430" meta:word-count="5776" meta:character-count="370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Documento%20de%20requisitos%20recente.odt/Normal.dotm"/>
  </office:meta>
</office:document-meta>
</file>